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54cm"/>
    </style:style>
    <style:style style:name="co3" style:family="table-column">
      <style:table-column-properties fo:break-before="auto" style:column-width="0.5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113"/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1">
      <style:table-cell-properties fo:background-color="#ffff99"/>
    </style:style>
    <style:style style:name="ce4" style:family="table-cell" style:parent-style-name="Default">
      <style:table-cell-properties fo:background-color="#ffff99"/>
    </style:style>
    <style:style style:name="ce5" style:family="table-cell" style:parent-style-name="Default" style:data-style-name="N113">
      <style:table-cell-properties fo:background-color="#ff66cc"/>
    </style:style>
    <style:style style:name="ce6" style:family="table-cell" style:parent-style-name="Default" style:data-style-name="N113">
      <style:table-cell-properties fo:background-color="#ffcc00"/>
    </style:style>
    <style:style style:name="ce7" style:family="table-cell" style:parent-style-name="Default" style:data-style-name="N113">
      <style:table-cell-properties fo:background-color="#ff9999"/>
    </style:style>
    <style:style style:name="ce8" style:family="table-cell" style:parent-style-name="Default">
      <style:table-cell-properties fo:background-color="#ff66cc"/>
    </style:style>
    <style:style style:name="ce9" style:family="table-cell" style:parent-style-name="Default">
      <style:table-cell-properties fo:background-color="#ffcc00"/>
    </style:style>
    <style:style style:name="ce10" style:family="table-cell" style:parent-style-name="Default">
      <style:table-cell-properties fo:background-color="#ff9999"/>
    </style:style>
    <style:style style:name="ce11" style:family="table-cell" style:parent-style-name="Default" style:data-style-name="N1"/>
    <style:style style:name="ce12" style:family="table-cell" style:parent-style-name="Default" style:data-style-name="N109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bundance" table:style-name="ta1">
        <table:table-column table:style-name="co1" table:number-columns-repeated="7" table:default-cell-style-name="Default"/>
        <table:table-column table:style-name="co1" table:default-cell-style-name="ce2"/>
        <table:table-column table:style-name="co2" table:default-cell-style-name="ce1"/>
        <table:table-column table:style-name="co1" table:number-columns-repeated="6" table:default-cell-style-name="ce1"/>
        <table:table-column table:style-name="co1" table:default-cell-style-name="ce2"/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onnes and crab per potlift</text:p>
          </table:table-cell>
          <table:table-cell table:number-columns-repeated="7"/>
          <table:table-cell office:value-type="string" calcext:value-type="string">
            <text:p>Thousand of pounds and crab per 1000 potlifts</text:p>
          </table:table-cell>
          <table:table-cell table:number-columns-repeated="7"/>
          <table:table-cell office:value-type="string" calcext:value-type="string">
            <text:p>From Jies file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Abundanc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Units</text:p>
          </table:table-cell>
          <table:table-cell/>
          <table:table-cell table:style-name="Default" office:value-type="string" calcext:value-type="string">
            <text:p>Year</text:p>
          </table:table-cell>
          <table:table-cell table:style-name="Default" office:value-type="string" calcext:value-type="string">
            <text:p>Season</text:p>
          </table:table-cell>
          <table:table-cell table:style-name="Default" office:value-type="string" calcext:value-type="string">
            <text:p>Fleet</text:p>
          </table:table-cell>
          <table:table-cell table:style-name="Default" office:value-type="string" calcext:value-type="string">
            <text:p>Sex</text:p>
          </table:table-cell>
          <table:table-cell table:style-name="Default" office:value-type="string" calcext:value-type="string">
            <text:p>Abundance</text:p>
          </table:table-cell>
          <table:table-cell table:style-name="Default" office:value-type="string" calcext:value-type="string">
            <text:p>CV</text:p>
          </table:table-cell>
          <table:table-cell table:style-name="Default" office:value-type="string" calcext:value-type="string">
            <text:p>Units</text:p>
          </table:table-cell>
          <table:table-cell table:number-columns-repeated="9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]" office:value-type="float" office:value="6832.818716008" calcext:value-type="float">
            <text:p>6832.819</text:p>
          </table:table-cell>
          <table:table-cell table:style-name="ce1" office:value-type="float" office:value="0.394" calcext:value-type="float">
            <text:p>0.39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8" calcext:value-type="float">
            <text:p>197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]"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2213.236" calcext:value-type="float">
            <text:p>2213.236</text:p>
          </table:table-cell>
          <table:table-cell office:value-type="float" office:value="1991.267" calcext:value-type="float">
            <text:p>1991.267</text:p>
          </table:table-cell>
          <table:table-cell office:value-type="float" office:value="1521.417" calcext:value-type="float">
            <text:p>1521.417</text:p>
          </table:table-cell>
          <table:table-cell office:value-type="float" office:value="5725.921" calcext:value-type="float">
            <text:p>5725.921</text:p>
          </table:table-cell>
          <table:table-cell office:value-type="float" office:value="0.411" calcext:value-type="float">
            <text:p>0.411</text:p>
          </table:table-cell>
          <table:table-cell office:value-type="float" office:value="15063.799" calcext:value-type="float">
            <text:p>15063.799</text:p>
          </table:table-cell>
          <table:table-cell office:value-type="float" office:value="0.394" calcext:value-type="float">
            <text:p>0.394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]" office:value-type="float" office:value="7989.880652112" calcext:value-type="float">
            <text:p>7989.881</text:p>
          </table:table-cell>
          <table:table-cell table:style-name="ce1" office:value-type="float" office:value="0.463" calcext:value-type="float">
            <text:p>0.463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79" calcext:value-type="float">
            <text:p>197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]"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3060.672" calcext:value-type="float">
            <text:p>3060.672</text:p>
          </table:table-cell>
          <table:table-cell office:value-type="float" office:value="2280.962" calcext:value-type="float">
            <text:p>2280.962</text:p>
          </table:table-cell>
          <table:table-cell office:value-type="float" office:value="1807.883" calcext:value-type="float">
            <text:p>1807.883</text:p>
          </table:table-cell>
          <table:table-cell office:value-type="float" office:value="7149.518" calcext:value-type="float">
            <text:p>7149.518</text:p>
          </table:table-cell>
          <table:table-cell office:value-type="float" office:value="0.472" calcext:value-type="float">
            <text:p>0.472</text:p>
          </table:table-cell>
          <table:table-cell office:value-type="float" office:value="17614.686" calcext:value-type="float">
            <text:p>17614.686</text:p>
          </table:table-cell>
          <table:table-cell office:value-type="float" office:value="0.463" calcext:value-type="float">
            <text:p>0.463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5]" office:value-type="float" office:value="9986.83031832" calcext:value-type="float">
            <text:p>9986.830</text:p>
          </table:table-cell>
          <table:table-cell table:style-name="ce1" office:value-type="float" office:value="0.507" calcext:value-type="float">
            <text:p>0.50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0" calcext:value-type="float">
            <text:p>198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5]" office:value-type="float" office:value="22017.21" calcext:value-type="float">
            <text:p>22017.210</text:p>
          </table:table-cell>
          <table:table-cell office:value-type="float" office:value="0.507" calcext:value-type="float">
            <text:p>0.50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855.59" calcext:value-type="float">
            <text:p>2855.59</text:p>
          </table:table-cell>
          <table:table-cell office:value-type="float" office:value="2562.875" calcext:value-type="float">
            <text:p>2562.875</text:p>
          </table:table-cell>
          <table:table-cell office:value-type="float" office:value="2540.7" calcext:value-type="float">
            <text:p>2540.7</text:p>
          </table:table-cell>
          <table:table-cell office:value-type="float" office:value="7959.164" calcext:value-type="float">
            <text:p>7959.164</text:p>
          </table:table-cell>
          <table:table-cell office:value-type="float" office:value="0.572" calcext:value-type="float">
            <text:p>0.572</text:p>
          </table:table-cell>
          <table:table-cell office:value-type="float" office:value="22017.21" calcext:value-type="float">
            <text:p>22017.21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6]" office:value-type="float" office:value="6551.13173372" calcext:value-type="float">
            <text:p>6551.132</text:p>
          </table:table-cell>
          <table:table-cell table:style-name="ce1" office:value-type="float" office:value="0.402" calcext:value-type="float">
            <text:p>0.40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1" calcext:value-type="float">
            <text:p>198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6]"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482.705" calcext:value-type="float">
            <text:p>482.705</text:p>
          </table:table-cell>
          <table:table-cell office:value-type="float" office:value="1213.498" calcext:value-type="float">
            <text:p>1213.498</text:p>
          </table:table-cell>
          <table:table-cell office:value-type="float" office:value="2263.358" calcext:value-type="float">
            <text:p>2263.358</text:p>
          </table:table-cell>
          <table:table-cell office:value-type="float" office:value="3959.56" calcext:value-type="float">
            <text:p>3959.56</text:p>
          </table:table-cell>
          <table:table-cell office:value-type="float" office:value="0.368" calcext:value-type="float">
            <text:p>0.368</text:p>
          </table:table-cell>
          <table:table-cell office:value-type="float" office:value="14442.785" calcext:value-type="float">
            <text:p>14442.785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7]" office:value-type="float" office:value="16221.932712248" calcext:value-type="float">
            <text:p>16221.933</text:p>
          </table:table-cell>
          <table:table-cell table:style-name="ce1" office:value-type="float" office:value="0.344" calcext:value-type="float">
            <text:p>0.34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2" calcext:value-type="float">
            <text:p>198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7]"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71" calcext:value-type="float">
            <text:p>271</text:p>
          </table:table-cell>
          <table:table-cell office:value-type="float" office:value="1668.713" calcext:value-type="float">
            <text:p>1668.713</text:p>
          </table:table-cell>
          <table:table-cell office:value-type="float" office:value="2431.23" calcext:value-type="float">
            <text:p>2431.23</text:p>
          </table:table-cell>
          <table:table-cell office:value-type="float" office:value="5883.652" calcext:value-type="float">
            <text:p>5883.652</text:p>
          </table:table-cell>
          <table:table-cell office:value-type="float" office:value="9983.595" calcext:value-type="float">
            <text:p>9983.595</text:p>
          </table:table-cell>
          <table:table-cell office:value-type="float" office:value="0.401" calcext:value-type="float">
            <text:p>0.401</text:p>
          </table:table-cell>
          <table:table-cell office:value-type="float" office:value="35763.269" calcext:value-type="float">
            <text:p>35763.269</text:p>
          </table:table-cell>
          <table:table-cell office:value-type="float" office:value="0.344" calcext:value-type="float">
            <text:p>0.34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8]" office:value-type="float" office:value="9634.249627984" calcext:value-type="float">
            <text:p>9634.250</text:p>
          </table:table-cell>
          <table:table-cell table:style-name="ce1" office:value-type="float" office:value="0.298" calcext:value-type="float">
            <text:p>0.29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3" calcext:value-type="float">
            <text:p>198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8]"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1061.175" calcext:value-type="float">
            <text:p>1061.175</text:p>
          </table:table-cell>
          <table:table-cell office:value-type="float" office:value="1651.343" calcext:value-type="float">
            <text:p>1651.343</text:p>
          </table:table-cell>
          <table:table-cell office:value-type="float" office:value="3344.976" calcext:value-type="float">
            <text:p>3344.976</text:p>
          </table:table-cell>
          <table:table-cell office:value-type="float" office:value="6057.494" calcext:value-type="float">
            <text:p>6057.494</text:p>
          </table:table-cell>
          <table:table-cell office:value-type="float" office:value="0.332" calcext:value-type="float">
            <text:p>0.332</text:p>
          </table:table-cell>
          <table:table-cell office:value-type="float" office:value="21239.902" calcext:value-type="float">
            <text:p>21239.902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9]" office:value-type="float" office:value="4071.218171144" calcext:value-type="float">
            <text:p>4071.218</text:p>
          </table:table-cell>
          <table:table-cell table:style-name="ce1" office:value-type="float" office:value="0.179" calcext:value-type="float">
            <text:p>0.17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4" calcext:value-type="float">
            <text:p>198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9]"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434.563" calcext:value-type="float">
            <text:p>434.563</text:p>
          </table:table-cell>
          <table:table-cell office:value-type="float" office:value="496.795" calcext:value-type="float">
            <text:p>496.795</text:p>
          </table:table-cell>
          <table:table-cell office:value-type="float" office:value="1451.879" calcext:value-type="float">
            <text:p>1451.879</text:p>
          </table:table-cell>
          <table:table-cell office:value-type="float" office:value="2383.237" calcext:value-type="float">
            <text:p>2383.237</text:p>
          </table:table-cell>
          <table:table-cell office:value-type="float" office:value="0.175" calcext:value-type="float">
            <text:p>0.175</text:p>
          </table:table-cell>
          <table:table-cell office:value-type="float" office:value="8975.507" calcext:value-type="float">
            <text:p>8975.507</text:p>
          </table:table-cell>
          <table:table-cell office:value-type="float" office:value="0.179" calcext:value-type="float">
            <text:p>0.179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0]" office:value-type="float" office:value="3110.5411594" calcext:value-type="float">
            <text:p>3110.541</text:p>
          </table:table-cell>
          <table:table-cell table:style-name="ce1" office:value-type="float" office:value="0.21" calcext:value-type="float">
            <text:p>0.2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5" calcext:value-type="float">
            <text:p>198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0]" office:value-type="float" office:value="6857.575" calcext:value-type="float">
            <text:p>6857.575</text:p>
          </table:table-cell>
          <table:table-cell office:value-type="float" office:value="0.21" calcext:value-type="float">
            <text:p>0.2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378.667" calcext:value-type="float">
            <text:p>378.667</text:p>
          </table:table-cell>
          <table:table-cell office:value-type="float" office:value="376.362" calcext:value-type="float">
            <text:p>376.362</text:p>
          </table:table-cell>
          <table:table-cell office:value-type="float" office:value="1117.038" calcext:value-type="float">
            <text:p>1117.038</text:p>
          </table:table-cell>
          <table:table-cell office:value-type="float" office:value="1872.068" calcext:value-type="float">
            <text:p>1872.068</text:p>
          </table:table-cell>
          <table:table-cell office:value-type="float" office:value="0.216" calcext:value-type="float">
            <text:p>0.216</text:p>
          </table:table-cell>
          <table:table-cell office:value-type="float" office:value="6857.575" calcext:value-type="float">
            <text:p>6857.575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1]" office:value-type="float" office:value="1416.849496632" calcext:value-type="float">
            <text:p>1416.849</text:p>
          </table:table-cell>
          <table:table-cell table:style-name="ce1" office:value-type="float" office:value="0.388" calcext:value-type="float">
            <text:p>0.38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6" calcext:value-type="float">
            <text:p>198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1]"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203.415" calcext:value-type="float">
            <text:p>203.415</text:p>
          </table:table-cell>
          <table:table-cell office:value-type="float" office:value="447.341" calcext:value-type="float">
            <text:p>447.341</text:p>
          </table:table-cell>
          <table:table-cell office:value-type="float" office:value="374.388" calcext:value-type="float">
            <text:p>374.388</text:p>
          </table:table-cell>
          <table:table-cell office:value-type="float" office:value="1025.143" calcext:value-type="float">
            <text:p>1025.143</text:p>
          </table:table-cell>
          <table:table-cell office:value-type="float" office:value="0.428" calcext:value-type="float">
            <text:p>0.428</text:p>
          </table:table-cell>
          <table:table-cell office:value-type="float" office:value="3123.621" calcext:value-type="float">
            <text:p>3123.621</text:p>
          </table:table-cell>
          <table:table-cell office:value-type="float" office:value="0.388" calcext:value-type="float">
            <text:p>0.388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2]" office:value-type="float" office:value="2278.91651476" calcext:value-type="float">
            <text:p>2278.917</text:p>
          </table:table-cell>
          <table:table-cell table:style-name="ce1" office:value-type="float" office:value="0.291" calcext:value-type="float">
            <text:p>0.29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7" calcext:value-type="float">
            <text:p>198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2]"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324.853" calcext:value-type="float">
            <text:p>324.853</text:p>
          </table:table-cell>
          <table:table-cell office:value-type="float" office:value="631.446" calcext:value-type="float">
            <text:p>631.446</text:p>
          </table:table-cell>
          <table:table-cell office:value-type="float" office:value="714.73" calcext:value-type="float">
            <text:p>714.73</text:p>
          </table:table-cell>
          <table:table-cell office:value-type="float" office:value="1671.03" calcext:value-type="float">
            <text:p>1671.03</text:p>
          </table:table-cell>
          <table:table-cell office:value-type="float" office:value="0.302" calcext:value-type="float">
            <text:p>0.302</text:p>
          </table:table-cell>
          <table:table-cell office:value-type="float" office:value="5024.155" calcext:value-type="float">
            <text:p>5024.155</text:p>
          </table:table-cell>
          <table:table-cell office:value-type="float" office:value="0.291" calcext:value-type="float">
            <text:p>0.291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3]" office:value-type="float" office:value="3158.169226584" calcext:value-type="float">
            <text:p>3158.169</text:p>
          </table:table-cell>
          <table:table-cell table:style-name="ce1" office:value-type="float" office:value="0.252" calcext:value-type="float">
            <text:p>0.25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8" calcext:value-type="float">
            <text:p>198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3]"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410.042" calcext:value-type="float">
            <text:p>410.042</text:p>
          </table:table-cell>
          <table:table-cell office:value-type="float" office:value="815.615" calcext:value-type="float">
            <text:p>815.615</text:p>
          </table:table-cell>
          <table:table-cell office:value-type="float" office:value="956.848" calcext:value-type="float">
            <text:p>956.848</text:p>
          </table:table-cell>
          <table:table-cell office:value-type="float" office:value="2182.505" calcext:value-type="float">
            <text:p>2182.505</text:p>
          </table:table-cell>
          <table:table-cell office:value-type="float" office:value="0.285" calcext:value-type="float">
            <text:p>0.285</text:p>
          </table:table-cell>
          <table:table-cell office:value-type="float" office:value="6962.577" calcext:value-type="float">
            <text:p>6962.577</text:p>
          </table:table-cell>
          <table:table-cell office:value-type="float" office:value="0.252" calcext:value-type="float">
            <text:p>0.252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4]" office:value-type="float" office:value="6338.62161376" calcext:value-type="float">
            <text:p>6338.622</text:p>
          </table:table-cell>
          <table:table-cell table:style-name="ce1" office:value-type="float" office:value="0.271" calcext:value-type="float">
            <text:p>0.2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89" calcext:value-type="float">
            <text:p>198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4]" office:value-type="float" office:value="13974.28" calcext:value-type="float">
            <text:p>13974.280</text:p>
          </table:table-cell>
          <table:table-cell office:value-type="float" office:value="0.271" calcext:value-type="float">
            <text:p>0.2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2169.007" calcext:value-type="float">
            <text:p>2169.007</text:p>
          </table:table-cell>
          <table:table-cell office:value-type="float" office:value="1153.835" calcext:value-type="float">
            <text:p>1153.835</text:p>
          </table:table-cell>
          <table:table-cell office:value-type="float" office:value="1785.695" calcext:value-type="float">
            <text:p>1785.695</text:p>
          </table:table-cell>
          <table:table-cell office:value-type="float" office:value="5108.538" calcext:value-type="float">
            <text:p>5108.538</text:p>
          </table:table-cell>
          <table:table-cell office:value-type="float" office:value="0.314" calcext:value-type="float">
            <text:p>0.314</text:p>
          </table:table-cell>
          <table:table-cell office:value-type="float" office:value="13974.28" calcext:value-type="float">
            <text:p>13974.28</text:p>
          </table:table-cell>
          <table:table-cell office:value-type="float" office:value="0.271" calcext:value-type="float">
            <text:p>0.271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5]" office:value-type="float" office:value="6730.13047672" calcext:value-type="float">
            <text:p>6730.130</text:p>
          </table:table-cell>
          <table:table-cell table:style-name="ce1" office:value-type="float" office:value="0.274" calcext:value-type="float">
            <text:p>0.27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0" calcext:value-type="float">
            <text:p>199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5]" office:value-type="float" office:value="14837.41" calcext:value-type="float">
            <text:p>14837.410</text:p>
          </table:table-cell>
          <table:table-cell office:value-type="float" office:value="0.274" calcext:value-type="float">
            <text:p>0.27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1052.505" calcext:value-type="float">
            <text:p>1052.505</text:p>
          </table:table-cell>
          <table:table-cell office:value-type="float" office:value="1031.312" calcext:value-type="float">
            <text:p>1031.312</text:p>
          </table:table-cell>
          <table:table-cell office:value-type="float" office:value="2338.24" calcext:value-type="float">
            <text:p>2338.24</text:p>
          </table:table-cell>
          <table:table-cell office:value-type="float" office:value="4422.057" calcext:value-type="float">
            <text:p>4422.057</text:p>
          </table:table-cell>
          <table:table-cell office:value-type="float" office:value="0.302" calcext:value-type="float">
            <text:p>0.302</text:p>
          </table:table-cell>
          <table:table-cell office:value-type="float" office:value="14837.41" calcext:value-type="float">
            <text:p>14837.41</text:p>
          </table:table-cell>
          <table:table-cell office:value-type="float" office:value="0.274" calcext:value-type="float">
            <text:p>0.274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6]" office:value-type="float" office:value="6948.184398104" calcext:value-type="float">
            <text:p>6948.184</text:p>
          </table:table-cell>
          <table:table-cell table:style-name="ce1" office:value-type="float" office:value="0.248" calcext:value-type="float">
            <text:p>0.24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1" calcext:value-type="float">
            <text:p>199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6]"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1147.483" calcext:value-type="float">
            <text:p>1147.483</text:p>
          </table:table-cell>
          <table:table-cell office:value-type="float" office:value="1665.158" calcext:value-type="float">
            <text:p>1665.158</text:p>
          </table:table-cell>
          <table:table-cell office:value-type="float" office:value="2233.179" calcext:value-type="float">
            <text:p>2233.179</text:p>
          </table:table-cell>
          <table:table-cell office:value-type="float" office:value="5045.82" calcext:value-type="float">
            <text:p>5045.82</text:p>
          </table:table-cell>
          <table:table-cell office:value-type="float" office:value="0.259" calcext:value-type="float">
            <text:p>0.259</text:p>
          </table:table-cell>
          <table:table-cell office:value-type="float" office:value="15318.137" calcext:value-type="float">
            <text:p>15318.137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7]" office:value-type="float" office:value="7093.271696" calcext:value-type="float">
            <text:p>7093.272</text:p>
          </table:table-cell>
          <table:table-cell table:style-name="ce1" office:value-type="float" office:value="0.201" calcext:value-type="float">
            <text:p>0.20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2" calcext:value-type="float">
            <text:p>199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7]" office:value-type="float" office:value="15638" calcext:value-type="float">
            <text:p>15638.000</text:p>
          </table:table-cell>
          <table:table-cell office:value-type="float" office:value="0.201" calcext:value-type="float">
            <text:p>0.20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073.974" calcext:value-type="float">
            <text:p>1073.974</text:p>
          </table:table-cell>
          <table:table-cell office:value-type="float" office:value="1381.761" calcext:value-type="float">
            <text:p>1381.761</text:p>
          </table:table-cell>
          <table:table-cell office:value-type="float" office:value="2290.595" calcext:value-type="float">
            <text:p>2290.595</text:p>
          </table:table-cell>
          <table:table-cell office:value-type="float" office:value="4746.33" calcext:value-type="float">
            <text:p>4746.33</text:p>
          </table:table-cell>
          <table:table-cell office:value-type="float" office:value="0.206" calcext:value-type="float">
            <text:p>0.206</text:p>
          </table:table-cell>
          <table:table-cell office:value-type="float" office:value="15638" calcext:value-type="float">
            <text:p>15638</text:p>
          </table:table-cell>
          <table:table-cell office:value-type="float" office:value="0.201" calcext:value-type="float">
            <text:p>0.201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8]" office:value-type="float" office:value="9548.45859788" calcext:value-type="float">
            <text:p>9548.459</text:p>
          </table:table-cell>
          <table:table-cell table:style-name="ce1"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3" calcext:value-type="float">
            <text:p>199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8]"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24" calcext:value-type="float">
            <text:p>324</text:p>
          </table:table-cell>
          <table:table-cell office:value-type="float" office:value="1521.091" calcext:value-type="float">
            <text:p>1521.091</text:p>
          </table:table-cell>
          <table:table-cell office:value-type="float" office:value="1827.94" calcext:value-type="float">
            <text:p>1827.94</text:p>
          </table:table-cell>
          <table:table-cell office:value-type="float" office:value="3276.481" calcext:value-type="float">
            <text:p>3276.481</text:p>
          </table:table-cell>
          <table:table-cell office:value-type="float" office:value="6625.513" calcext:value-type="float">
            <text:p>6625.513</text:p>
          </table:table-cell>
          <table:table-cell office:value-type="float" office:value="0.185" calcext:value-type="float">
            <text:p>0.185</text:p>
          </table:table-cell>
          <table:table-cell office:value-type="float" office:value="21050.765" calcext:value-type="float">
            <text:p>21050.765</text:p>
          </table:table-cell>
          <table:table-cell office:value-type="float" office:value="0.169" calcext:value-type="float">
            <text:p>0.169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19]" office:value-type="float" office:value="6539.133318136" calcext:value-type="float">
            <text:p>6539.133</text:p>
          </table:table-cell>
          <table:table-cell table:style-name="ce1" office:value-type="float" office:value="0.176" calcext:value-type="float">
            <text:p>0.17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4" calcext:value-type="float">
            <text:p>199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19]"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882.631" calcext:value-type="float">
            <text:p>882.631</text:p>
          </table:table-cell>
          <table:table-cell office:value-type="float" office:value="1298.458" calcext:value-type="float">
            <text:p>1298.458</text:p>
          </table:table-cell>
          <table:table-cell office:value-type="float" office:value="2256.569" calcext:value-type="float">
            <text:p>2256.569</text:p>
          </table:table-cell>
          <table:table-cell office:value-type="float" office:value="4437.658" calcext:value-type="float">
            <text:p>4437.658</text:p>
          </table:table-cell>
          <table:table-cell office:value-type="float" office:value="0.187" calcext:value-type="float">
            <text:p>0.187</text:p>
          </table:table-cell>
          <table:table-cell office:value-type="float" office:value="14416.333" calcext:value-type="float">
            <text:p>14416.333</text:p>
          </table:table-cell>
          <table:table-cell office:value-type="float" office:value="0.176" calcext:value-type="float">
            <text:p>0.176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0]" office:value-type="float" office:value="5703.590999392" calcext:value-type="float">
            <text:p>5703.591</text:p>
          </table:table-cell>
          <table:table-cell table:style-name="ce1" office:value-type="float" office:value="0.178" calcext:value-type="float">
            <text:p>0.17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0]"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1024.932" calcext:value-type="float">
            <text:p>1024.932</text:p>
          </table:table-cell>
          <table:table-cell office:value-type="float" office:value="1187.954" calcext:value-type="float">
            <text:p>1187.954</text:p>
          </table:table-cell>
          <table:table-cell office:value-type="float" office:value="1740.559" calcext:value-type="float">
            <text:p>1740.559</text:p>
          </table:table-cell>
          <table:table-cell office:value-type="float" office:value="3953.445" calcext:value-type="float">
            <text:p>3953.445</text:p>
          </table:table-cell>
          <table:table-cell office:value-type="float" office:value="0.187" calcext:value-type="float">
            <text:p>0.187</text:p>
          </table:table-cell>
          <table:table-cell office:value-type="float" office:value="12574.276" calcext:value-type="float">
            <text:p>12574.276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1]" office:value-type="float" office:value="9410.402883168" calcext:value-type="float">
            <text:p>9410.403</text:p>
          </table:table-cell>
          <table:table-cell table:style-name="ce1" office:value-type="float" office:value="0.241" calcext:value-type="float">
            <text:p>0.24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6" calcext:value-type="float">
            <text:p>199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1]"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85" calcext:value-type="float">
            <text:p>285</text:p>
          </table:table-cell>
          <table:table-cell office:value-type="float" office:value="1237.52" calcext:value-type="float">
            <text:p>1237.52</text:p>
          </table:table-cell>
          <table:table-cell office:value-type="float" office:value="1891.225" calcext:value-type="float">
            <text:p>1891.225</text:p>
          </table:table-cell>
          <table:table-cell office:value-type="float" office:value="3064.331" calcext:value-type="float">
            <text:p>3064.331</text:p>
          </table:table-cell>
          <table:table-cell office:value-type="float" office:value="6193.076" calcext:value-type="float">
            <text:p>6193.076</text:p>
          </table:table-cell>
          <table:table-cell office:value-type="float" office:value="0.263" calcext:value-type="float">
            <text:p>0.263</text:p>
          </table:table-cell>
          <table:table-cell office:value-type="float" office:value="20746.404" calcext:value-type="float">
            <text:p>20746.404</text:p>
          </table:table-cell>
          <table:table-cell office:value-type="float" office:value="0.241" calcext:value-type="float">
            <text:p>0.24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2]" office:value-type="float" office:value="10924.106972376" calcext:value-type="float">
            <text:p>10924.107</text:p>
          </table:table-cell>
          <table:table-cell table:style-name="ce1" office:value-type="float" office:value="0.337" calcext:value-type="float">
            <text:p>0.33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7" calcext:value-type="float">
            <text:p>199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2]"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96" calcext:value-type="float">
            <text:p>296</text:p>
          </table:table-cell>
          <table:table-cell office:value-type="float" office:value="1165.177" calcext:value-type="float">
            <text:p>1165.177</text:p>
          </table:table-cell>
          <table:table-cell office:value-type="float" office:value="2228.021" calcext:value-type="float">
            <text:p>2228.021</text:p>
          </table:table-cell>
          <table:table-cell office:value-type="float" office:value="3788.648" calcext:value-type="float">
            <text:p>3788.648</text:p>
          </table:table-cell>
          <table:table-cell office:value-type="float" office:value="7181.846" calcext:value-type="float">
            <text:p>7181.846</text:p>
          </table:table-cell>
          <table:table-cell office:value-type="float" office:value="0.367" calcext:value-type="float">
            <text:p>0.367</text:p>
          </table:table-cell>
          <table:table-cell office:value-type="float" office:value="24083.553" calcext:value-type="float">
            <text:p>24083.553</text:p>
          </table:table-cell>
          <table:table-cell office:value-type="float" office:value="0.337" calcext:value-type="float">
            <text:p>0.337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3]" office:value-type="float" office:value="7976.83942852" calcext:value-type="float">
            <text:p>7976.839</text:p>
          </table:table-cell>
          <table:table-cell table:style-name="ce1" office:value-type="float" office:value="0.355" calcext:value-type="float">
            <text:p>0.35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3]"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43" calcext:value-type="float">
            <text:p>243</text:p>
          </table:table-cell>
          <table:table-cell office:value-type="float" office:value="659.735" calcext:value-type="float">
            <text:p>659.735</text:p>
          </table:table-cell>
          <table:table-cell office:value-type="float" office:value="1660.708" calcext:value-type="float">
            <text:p>1660.708</text:p>
          </table:table-cell>
          <table:table-cell office:value-type="float" office:value="2849.293" calcext:value-type="float">
            <text:p>2849.293</text:p>
          </table:table-cell>
          <table:table-cell office:value-type="float" office:value="5169.736" calcext:value-type="float">
            <text:p>5169.736</text:p>
          </table:table-cell>
          <table:table-cell office:value-type="float" office:value="0.373" calcext:value-type="float">
            <text:p>0.373</text:p>
          </table:table-cell>
          <table:table-cell office:value-type="float" office:value="17585.935" calcext:value-type="float">
            <text:p>17585.935</text:p>
          </table:table-cell>
          <table:table-cell office:value-type="float" office:value="0.355" calcext:value-type="float">
            <text:p>0.355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4]" office:value-type="float" office:value="1594.546430592" calcext:value-type="float">
            <text:p>1594.546</text:p>
          </table:table-cell>
          <table:table-cell table:style-name="ce1" office:value-type="float" office:value="0.182" calcext:value-type="float">
            <text:p>0.182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1999" calcext:value-type="float">
            <text:p>199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4]"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223.11" calcext:value-type="float">
            <text:p>223.11</text:p>
          </table:table-cell>
          <table:table-cell office:value-type="float" office:value="222.054" calcext:value-type="float">
            <text:p>222.054</text:p>
          </table:table-cell>
          <table:table-cell office:value-type="float" office:value="557.883" calcext:value-type="float">
            <text:p>557.883</text:p>
          </table:table-cell>
          <table:table-cell office:value-type="float" office:value="1003.047" calcext:value-type="float">
            <text:p>1003.047</text:p>
          </table:table-cell>
          <table:table-cell office:value-type="float" office:value="0.192" calcext:value-type="float">
            <text:p>0.192</text:p>
          </table:table-cell>
          <table:table-cell office:value-type="float" office:value="3515.376" calcext:value-type="float">
            <text:p>3515.376</text:p>
          </table:table-cell>
          <table:table-cell office:value-type="float" office:value="0.182" calcext:value-type="float">
            <text:p>0.18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5]" office:value-type="float" office:value="2096.79479084" calcext:value-type="float">
            <text:p>2096.795</text:p>
          </table:table-cell>
          <table:table-cell table:style-name="ce1" office:value-type="float" office:value="0.31" calcext:value-type="float">
            <text:p>0.31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0" calcext:value-type="float">
            <text:p>200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5]" office:value-type="float" office:value="4622.645" calcext:value-type="float">
            <text:p>4622.645</text:p>
          </table:table-cell>
          <table:table-cell office:value-type="float" office:value="0.31" calcext:value-type="float">
            <text:p>0.31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281.517" calcext:value-type="float">
            <text:p>281.517</text:p>
          </table:table-cell>
          <table:table-cell office:value-type="float" office:value="284.922" calcext:value-type="float">
            <text:p>284.922</text:p>
          </table:table-cell>
          <table:table-cell office:value-type="float" office:value="740.249" calcext:value-type="float">
            <text:p>740.249</text:p>
          </table:table-cell>
          <table:table-cell office:value-type="float" office:value="1306.688" calcext:value-type="float">
            <text:p>1306.688</text:p>
          </table:table-cell>
          <table:table-cell office:value-type="float" office:value="0.303" calcext:value-type="float">
            <text:p>0.303</text:p>
          </table:table-cell>
          <table:table-cell office:value-type="float" office:value="4622.645" calcext:value-type="float">
            <text:p>4622.645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6]" office:value-type="float" office:value="2831.439651512" calcext:value-type="float">
            <text:p>2831.440</text:p>
          </table:table-cell>
          <table:table-cell table:style-name="ce1" office:value-type="float" office:value="0.245" calcext:value-type="float">
            <text:p>0.24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6]"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418.787" calcext:value-type="float">
            <text:p>418.787</text:p>
          </table:table-cell>
          <table:table-cell office:value-type="float" office:value="501.603" calcext:value-type="float">
            <text:p>501.603</text:p>
          </table:table-cell>
          <table:table-cell office:value-type="float" office:value="938.334" calcext:value-type="float">
            <text:p>938.334</text:p>
          </table:table-cell>
          <table:table-cell office:value-type="float" office:value="1858.724" calcext:value-type="float">
            <text:p>1858.724</text:p>
          </table:table-cell>
          <table:table-cell office:value-type="float" office:value="0.243" calcext:value-type="float">
            <text:p>0.243</text:p>
          </table:table-cell>
          <table:table-cell office:value-type="float" office:value="6242.261" calcext:value-type="float">
            <text:p>6242.261</text:p>
          </table:table-cell>
          <table:table-cell office:value-type="float" office:value="0.245" calcext:value-type="float">
            <text:p>0.245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7]" office:value-type="float" office:value="1732.599423752" calcext:value-type="float">
            <text:p>1732.599</text:p>
          </table:table-cell>
          <table:table-cell table:style-name="ce1" office:value-type="float" office:value="0.32" calcext:value-type="float">
            <text:p>0.32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2" calcext:value-type="float">
            <text:p>200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7]" office:value-type="float" office:value="3819.731" calcext:value-type="float">
            <text:p>3819.731</text:p>
          </table:table-cell>
          <table:table-cell office:value-type="float" office:value="0.32" calcext:value-type="float">
            <text:p>0.32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110.517" calcext:value-type="float">
            <text:p>110.517</text:p>
          </table:table-cell>
          <table:table-cell office:value-type="float" office:value="230.059" calcext:value-type="float">
            <text:p>230.059</text:p>
          </table:table-cell>
          <table:table-cell office:value-type="float" office:value="639.943" calcext:value-type="float">
            <text:p>639.943</text:p>
          </table:table-cell>
          <table:table-cell office:value-type="float" office:value="980.52" calcext:value-type="float">
            <text:p>980.52</text:p>
          </table:table-cell>
          <table:table-cell office:value-type="float" office:value="0.311" calcext:value-type="float">
            <text:p>0.311</text:p>
          </table:table-cell>
          <table:table-cell office:value-type="float" office:value="3819.731" calcext:value-type="float">
            <text:p>3819.731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8]" office:value-type="float" office:value="1566.675470152" calcext:value-type="float">
            <text:p>1566.675</text:p>
          </table:table-cell>
          <table:table-cell table:style-name="ce1" office:value-type="float" office:value="0.336" calcext:value-type="float">
            <text:p>0.33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3" calcext:value-type="float">
            <text:p>200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8]"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449.169" calcext:value-type="float">
            <text:p>449.169</text:p>
          </table:table-cell>
          <table:table-cell office:value-type="float" office:value="280.004" calcext:value-type="float">
            <text:p>280.004</text:p>
          </table:table-cell>
          <table:table-cell office:value-type="float" office:value="464.909" calcext:value-type="float">
            <text:p>464.909</text:p>
          </table:table-cell>
          <table:table-cell office:value-type="float" office:value="1194.082" calcext:value-type="float">
            <text:p>1194.082</text:p>
          </table:table-cell>
          <table:table-cell office:value-type="float" office:value="0.399" calcext:value-type="float">
            <text:p>0.399</text:p>
          </table:table-cell>
          <table:table-cell office:value-type="float" office:value="3453.931" calcext:value-type="float">
            <text:p>3453.931</text:p>
          </table:table-cell>
          <table:table-cell office:value-type="float" office:value="0.336" calcext:value-type="float">
            <text:p>0.336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29]" office:value-type="float" office:value="1523.869085928" calcext:value-type="float">
            <text:p>1523.869</text:p>
          </table:table-cell>
          <table:table-cell table:style-name="ce1" office:value-type="float" office:value="0.305" calcext:value-type="float">
            <text:p>0.30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29]"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247.092" calcext:value-type="float">
            <text:p>247.092</text:p>
          </table:table-cell>
          <table:table-cell office:value-type="float" office:value="183.531" calcext:value-type="float">
            <text:p>183.531</text:p>
          </table:table-cell>
          <table:table-cell office:value-type="float" office:value="562.34" calcext:value-type="float">
            <text:p>562.34</text:p>
          </table:table-cell>
          <table:table-cell office:value-type="float" office:value="992.963" calcext:value-type="float">
            <text:p>992.963</text:p>
          </table:table-cell>
          <table:table-cell office:value-type="float" office:value="0.369" calcext:value-type="float">
            <text:p>0.369</text:p>
          </table:table-cell>
          <table:table-cell office:value-type="float" office:value="3359.559" calcext:value-type="float">
            <text:p>3359.559</text:p>
          </table:table-cell>
          <table:table-cell office:value-type="float" office:value="0.305" calcext:value-type="float">
            <text:p>0.305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0]" office:value-type="float" office:value="1642.017101352" calcext:value-type="float">
            <text:p>1642.017</text:p>
          </table:table-cell>
          <table:table-cell table:style-name="ce1" office:value-type="float" office:value="0.371" calcext:value-type="float">
            <text:p>0.371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5" calcext:value-type="float">
            <text:p>200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0]"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319.331" calcext:value-type="float">
            <text:p>319.331</text:p>
          </table:table-cell>
          <table:table-cell office:value-type="float" office:value="310.2" calcext:value-type="float">
            <text:p>310.2</text:p>
          </table:table-cell>
          <table:table-cell office:value-type="float" office:value="500.942" calcext:value-type="float">
            <text:p>500.942</text:p>
          </table:table-cell>
          <table:table-cell office:value-type="float" office:value="1130.472" calcext:value-type="float">
            <text:p>1130.472</text:p>
          </table:table-cell>
          <table:table-cell office:value-type="float" office:value="0.403" calcext:value-type="float">
            <text:p>0.403</text:p>
          </table:table-cell>
          <table:table-cell office:value-type="float" office:value="3620.031" calcext:value-type="float">
            <text:p>3620.031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1]" office:value-type="float" office:value="3893.875492536" calcext:value-type="float">
            <text:p>3893.875</text:p>
          </table:table-cell>
          <table:table-cell table:style-name="ce1" office:value-type="float" office:value="0.334" calcext:value-type="float">
            <text:p>0.33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6" calcext:value-type="float">
            <text:p>2006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1]"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916.711" calcext:value-type="float">
            <text:p>916.711</text:p>
          </table:table-cell>
          <table:table-cell office:value-type="float" office:value="641.737" calcext:value-type="float">
            <text:p>641.737</text:p>
          </table:table-cell>
          <table:table-cell office:value-type="float" office:value="1239.882" calcext:value-type="float">
            <text:p>1239.882</text:p>
          </table:table-cell>
          <table:table-cell office:value-type="float" office:value="2798.33" calcext:value-type="float">
            <text:p>2798.33</text:p>
          </table:table-cell>
          <table:table-cell office:value-type="float" office:value="0.339" calcext:value-type="float">
            <text:p>0.339</text:p>
          </table:table-cell>
          <table:table-cell office:value-type="float" office:value="8584.533" calcext:value-type="float">
            <text:p>8584.533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2]" office:value-type="float" office:value="6470.773375" calcext:value-type="float">
            <text:p>6470.773</text:p>
          </table:table-cell>
          <table:table-cell table:style-name="ce1" office:value-type="float" office:value="0.385" calcext:value-type="float">
            <text:p>0.385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2]"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2517.558" calcext:value-type="float">
            <text:p>2517.558</text:p>
          </table:table-cell>
          <table:table-cell office:value-type="float" office:value="2019.884" calcext:value-type="float">
            <text:p>2019.884</text:p>
          </table:table-cell>
          <table:table-cell office:value-type="float" office:value="1192.534" calcext:value-type="float">
            <text:p>1192.534</text:p>
          </table:table-cell>
          <table:table-cell office:value-type="float" office:value="5729.975" calcext:value-type="float">
            <text:p>5729.975</text:p>
          </table:table-cell>
          <table:table-cell office:value-type="float" office:value="0.42" calcext:value-type="float">
            <text:p>0.42</text:p>
          </table:table-cell>
          <table:table-cell office:value-type="float" office:value="14265.625" calcext:value-type="float">
            <text:p>14265.625</text:p>
          </table:table-cell>
          <table:table-cell office:value-type="float" office:value="0.385" calcext:value-type="float">
            <text:p>0.385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3]" office:value-type="float" office:value="4654.47307308" calcext:value-type="float">
            <text:p>4654.473</text:p>
          </table:table-cell>
          <table:table-cell table:style-name="ce1" office:value-type="float" office:value="0.284" calcext:value-type="float">
            <text:p>0.284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8" calcext:value-type="float">
            <text:p>200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3]"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1351.675" calcext:value-type="float">
            <text:p>1351.675</text:p>
          </table:table-cell>
          <table:table-cell office:value-type="float" office:value="800.761" calcext:value-type="float">
            <text:p>800.761</text:p>
          </table:table-cell>
          <table:table-cell office:value-type="float" office:value="1456.516" calcext:value-type="float">
            <text:p>1456.516</text:p>
          </table:table-cell>
          <table:table-cell office:value-type="float" office:value="3608.951" calcext:value-type="float">
            <text:p>3608.951</text:p>
          </table:table-cell>
          <table:table-cell office:value-type="float" office:value="0.289" calcext:value-type="float">
            <text:p>0.289</text:p>
          </table:table-cell>
          <table:table-cell office:value-type="float" office:value="10261.365" calcext:value-type="float">
            <text:p>10261.365</text:p>
          </table:table-cell>
          <table:table-cell office:value-type="float" office:value="0.284" calcext:value-type="float">
            <text:p>0.284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4]" office:value-type="float" office:value="6301.469707408" calcext:value-type="float">
            <text:p>6301.470</text:p>
          </table:table-cell>
          <table:table-cell table:style-name="ce1" office:value-type="float" office:value="0.256" calcext:value-type="float">
            <text:p>0.25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09" calcext:value-type="float">
            <text:p>2009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4]"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251" calcext:value-type="float">
            <text:p>251</text:p>
          </table:table-cell>
          <table:table-cell office:value-type="float" office:value="1572.586" calcext:value-type="float">
            <text:p>1572.586</text:p>
          </table:table-cell>
          <table:table-cell office:value-type="float" office:value="2161.295" calcext:value-type="float">
            <text:p>2161.295</text:p>
          </table:table-cell>
          <table:table-cell office:value-type="float" office:value="1410.062" calcext:value-type="float">
            <text:p>1410.062</text:p>
          </table:table-cell>
          <table:table-cell office:value-type="float" office:value="5143.943" calcext:value-type="float">
            <text:p>5143.943</text:p>
          </table:table-cell>
          <table:table-cell office:value-type="float" office:value="0.263" calcext:value-type="float">
            <text:p>0.263</text:p>
          </table:table-cell>
          <table:table-cell office:value-type="float" office:value="13892.374" calcext:value-type="float">
            <text:p>13892.374</text:p>
          </table:table-cell>
          <table:table-cell office:value-type="float" office:value="0.256" calcext:value-type="float">
            <text:p>0.256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5]" office:value-type="float" office:value="11130.8982044" calcext:value-type="float">
            <text:p>11130.898</text:p>
          </table:table-cell>
          <table:table-cell table:style-name="ce1" office:value-type="float" office:value="0.466" calcext:value-type="float">
            <text:p>0.466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5]" office:value-type="float" office:value="24539.45" calcext:value-type="float">
            <text:p>24539.450</text:p>
          </table:table-cell>
          <table:table-cell office:value-type="float" office:value="0.466" calcext:value-type="float">
            <text:p>0.466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88" calcext:value-type="float">
            <text:p>388</text:p>
          </table:table-cell>
          <table:table-cell office:value-type="float" office:value="3937.464" calcext:value-type="float">
            <text:p>3937.464</text:p>
          </table:table-cell>
          <table:table-cell office:value-type="float" office:value="3252.942" calcext:value-type="float">
            <text:p>3252.942</text:p>
          </table:table-cell>
          <table:table-cell office:value-type="float" office:value="2458.051" calcext:value-type="float">
            <text:p>2458.051</text:p>
          </table:table-cell>
          <table:table-cell office:value-type="float" office:value="9648.457" calcext:value-type="float">
            <text:p>9648.457</text:p>
          </table:table-cell>
          <table:table-cell office:value-type="float" office:value="0.544" calcext:value-type="float">
            <text:p>0.544</text:p>
          </table:table-cell>
          <table:table-cell office:value-type="float" office:value="24539.45" calcext:value-type="float">
            <text:p>24539.45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6]" office:value-type="float" office:value="10931.231995512" calcext:value-type="float">
            <text:p>10931.232</text:p>
          </table:table-cell>
          <table:table-cell table:style-name="ce1" office:value-type="float" office:value="0.558" calcext:value-type="float">
            <text:p>0.558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1" calcext:value-type="float">
            <text:p>201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6]"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318" calcext:value-type="float">
            <text:p>318</text:p>
          </table:table-cell>
          <table:table-cell office:value-type="float" office:value="1800.109" calcext:value-type="float">
            <text:p>1800.109</text:p>
          </table:table-cell>
          <table:table-cell office:value-type="float" office:value="3255.376" calcext:value-type="float">
            <text:p>3255.376</text:p>
          </table:table-cell>
          <table:table-cell office:value-type="float" office:value="3207.075" calcext:value-type="float">
            <text:p>3207.075</text:p>
          </table:table-cell>
          <table:table-cell office:value-type="float" office:value="8262.561" calcext:value-type="float">
            <text:p>8262.561</text:p>
          </table:table-cell>
          <table:table-cell office:value-type="float" office:value="0.587" calcext:value-type="float">
            <text:p>0.587</text:p>
          </table:table-cell>
          <table:table-cell office:value-type="float" office:value="24099.261" calcext:value-type="float">
            <text:p>24099.261</text:p>
          </table:table-cell>
          <table:table-cell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7]" office:value-type="float" office:value="6200.218901168" calcext:value-type="float">
            <text:p>6200.219</text:p>
          </table:table-cell>
          <table:table-cell table:style-name="ce1" office:value-type="float" office:value="0.339" calcext:value-type="float">
            <text:p>0.33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2" calcext:value-type="float">
            <text:p>2012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7]"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705.425" calcext:value-type="float">
            <text:p>705.425</text:p>
          </table:table-cell>
          <table:table-cell office:value-type="float" office:value="1969.556" calcext:value-type="float">
            <text:p>1969.556</text:p>
          </table:table-cell>
          <table:table-cell office:value-type="float" office:value="1808.448" calcext:value-type="float">
            <text:p>1808.448</text:p>
          </table:table-cell>
          <table:table-cell office:value-type="float" office:value="4483.43" calcext:value-type="float">
            <text:p>4483.43</text:p>
          </table:table-cell>
          <table:table-cell office:value-type="float" office:value="0.361" calcext:value-type="float">
            <text:p>0.361</text:p>
          </table:table-cell>
          <table:table-cell office:value-type="float" office:value="13669.154" calcext:value-type="float">
            <text:p>13669.154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8]" office:value-type="float" office:value="2287.55744236" calcext:value-type="float">
            <text:p>2287.557</text:p>
          </table:table-cell>
          <table:table-cell table:style-name="ce1" office:value-type="float" office:value="0.217" calcext:value-type="float">
            <text:p>0.217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8]"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334.594" calcext:value-type="float">
            <text:p>334.594</text:p>
          </table:table-cell>
          <table:table-cell office:value-type="float" office:value="451.517" calcext:value-type="float">
            <text:p>451.517</text:p>
          </table:table-cell>
          <table:table-cell office:value-type="float" office:value="806.921" calcext:value-type="float">
            <text:p>806.921</text:p>
          </table:table-cell>
          <table:table-cell office:value-type="float" office:value="1593.033" calcext:value-type="float">
            <text:p>1593.033</text:p>
          </table:table-cell>
          <table:table-cell office:value-type="float" office:value="0.215" calcext:value-type="float">
            <text:p>0.215</text:p>
          </table:table-cell>
          <table:table-cell office:value-type="float" office:value="5043.205" calcext:value-type="float">
            <text:p>5043.205</text:p>
          </table:table-cell>
          <table:table-cell office:value-type="float" office:value="0.217" calcext:value-type="float">
            <text:p>0.217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39]" office:value-type="float" office:value="6029.21970668" calcext:value-type="float">
            <text:p>6029.220</text:p>
          </table:table-cell>
          <table:table-cell table:style-name="ce1" office:value-type="float" office:value="0.449" calcext:value-type="float">
            <text:p>0.449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4" calcext:value-type="float">
            <text:p>201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39]"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723.026" calcext:value-type="float">
            <text:p>723.026</text:p>
          </table:table-cell>
          <table:table-cell office:value-type="float" office:value="1627.131" calcext:value-type="float">
            <text:p>1627.131</text:p>
          </table:table-cell>
          <table:table-cell office:value-type="float" office:value="1809.365" calcext:value-type="float">
            <text:p>1809.365</text:p>
          </table:table-cell>
          <table:table-cell office:value-type="float" office:value="4159.522" calcext:value-type="float">
            <text:p>4159.522</text:p>
          </table:table-cell>
          <table:table-cell office:value-type="float" office:value="0.503" calcext:value-type="float">
            <text:p>0.503</text:p>
          </table:table-cell>
          <table:table-cell office:value-type="float" office:value="13292.165" calcext:value-type="float">
            <text:p>13292.165</text:p>
          </table:table-cell>
          <table:table-cell office:value-type="float" office:value="0.449" calcext:value-type="float">
            <text:p>0.44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1" table:formula="of:=0.000453592*1000*[.$W40]" office:value-type="float" office:value="5877.432854944" calcext:value-type="float">
            <text:p>5877.433</text:p>
          </table:table-cell>
          <table:table-cell table:style-name="ce1" office:value-type="float" office:value="0.77" calcext:value-type="float">
            <text:p>0.770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1" calcext:value-type="float">
            <text:p>1</text:p>
          </table:table-cell>
          <table:table-cell table:formula="of:=[.$W40]" office:value-type="float" office:value="12957.532" calcext:value-type="float">
            <text:p>12957.532</text:p>
          </table:table-cell>
          <table:table-cell office:value-type="float" office:value="0.77" calcext:value-type="float">
            <text:p>0.770</text:p>
          </table:table-cell>
          <table:table-cell table:style-name="Default" office:value-type="float" office:value="1" calcext:value-type="float">
            <text:p>1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992.202" calcext:value-type="float">
            <text:p>992.202</text:p>
          </table:table-cell>
          <table:table-cell office:value-type="float" office:value="1269.443" calcext:value-type="float">
            <text:p>1269.443</text:p>
          </table:table-cell>
          <table:table-cell office:value-type="float" office:value="1978.543" calcext:value-type="float">
            <text:p>1978.543</text:p>
          </table:table-cell>
          <table:table-cell office:value-type="float" office:value="4240.188" calcext:value-type="float">
            <text:p>4240.188</text:p>
          </table:table-cell>
          <table:table-cell office:value-type="float" office:value="0.774" calcext:value-type="float">
            <text:p>0.774</text:p>
          </table:table-cell>
          <table:table-cell office:value-type="float" office:value="12957.532" calcext:value-type="float">
            <text:p>12957.532</text:p>
          </table:table-cell>
          <table:table-cell office:value-type="float" office:value="0.77" calcext:value-type="float">
            <text:p>0.77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1]/1000" office:value-type="float" office:value="12.042" calcext:value-type="float">
            <text:p>12.042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5" calcext:value-type="float">
            <text:p>199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1]" office:value-type="float" office:value="12042" calcext:value-type="float">
            <text:p>12042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624" calcext:value-type="float">
            <text:p>4624</text:p>
          </table:table-cell>
          <table:table-cell office:value-type="float" office:value="1919" calcext:value-type="float">
            <text:p>1919</text:p>
          </table:table-cell>
          <table:table-cell office:value-type="float" office:value="3198" calcext:value-type="float">
            <text:p>3198</text:p>
          </table:table-cell>
          <table:table-cell office:value-type="float" office:value="6925" calcext:value-type="float">
            <text:p>6925</text:p>
          </table:table-cell>
          <table:table-cell office:value-type="float" office:value="12042" calcext:value-type="float">
            <text:p>12042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2]/1000" office:value-type="float" office:value="12.531" calcext:value-type="float">
            <text:p>12.531</text:p>
          </table:table-cell>
          <table:table-cell table:style-name="ce1" office:value-type="float" office:value="0.06" calcext:value-type="float">
            <text:p>0.06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1998" calcext:value-type="float">
            <text:p>1998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2]" office:value-type="float" office:value="12531" calcext:value-type="float">
            <text:p>12531.000</text:p>
          </table:table-cell>
          <table:table-cell office:value-type="float" office:value="0.06" calcext:value-type="float">
            <text:p>0.06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4812" calcext:value-type="float">
            <text:p>4812</text:p>
          </table:table-cell>
          <table:table-cell office:value-type="float" office:value="964" calcext:value-type="float">
            <text:p>964</text:p>
          </table:table-cell>
          <table:table-cell office:value-type="float" office:value="2763" calcext:value-type="float">
            <text:p>2763</text:p>
          </table:table-cell>
          <table:table-cell office:value-type="float" office:value="8804" calcext:value-type="float">
            <text:p>8804</text:p>
          </table:table-cell>
          <table:table-cell office:value-type="float" office:value="12531" calcext:value-type="float">
            <text:p>12531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3]/1000" office:value-type="float" office:value="8.477" calcext:value-type="float">
            <text:p>8.477</text:p>
          </table:table-cell>
          <table:table-cell table:style-name="ce1" office:value-type="float" office:value="0.08" calcext:value-type="float">
            <text:p>0.0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1" calcext:value-type="float">
            <text:p>2001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3]" office:value-type="float" office:value="8477" calcext:value-type="float">
            <text:p>8477.000</text:p>
          </table:table-cell>
          <table:table-cell office:value-type="float" office:value="0.08" calcext:value-type="float">
            <text:p>0.0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255" calcext:value-type="float">
            <text:p>3255</text:p>
          </table:table-cell>
          <table:table-cell office:value-type="float" office:value="1266" calcext:value-type="float">
            <text:p>1266</text:p>
          </table:table-cell>
          <table:table-cell office:value-type="float" office:value="1737" calcext:value-type="float">
            <text:p>1737</text:p>
          </table:table-cell>
          <table:table-cell office:value-type="float" office:value="5474" calcext:value-type="float">
            <text:p>5474</text:p>
          </table:table-cell>
          <table:table-cell office:value-type="float" office:value="8477" calcext:value-type="float">
            <text:p>847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4]/1000" office:value-type="float" office:value="1.667" calcext:value-type="float">
            <text:p>1.667</text:p>
          </table:table-cell>
          <table:table-cell table:style-name="ce1" office:value-type="float" office:value="0.15" calcext:value-type="float">
            <text:p>0.15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4" calcext:value-type="float">
            <text:p>2004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4]" office:value-type="float" office:value="1667" calcext:value-type="float">
            <text:p>1667.000</text:p>
          </table:table-cell>
          <table:table-cell office:value-type="float" office:value="0.15" calcext:value-type="float">
            <text:p>0.15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640" calcext:value-type="float">
            <text:p>640</text:p>
          </table:table-cell>
          <table:table-cell office:value-type="float" office:value="112" calcext:value-type="float">
            <text:p>112</text:p>
          </table:table-cell>
          <table:table-cell office:value-type="float" office:value="414" calcext:value-type="float">
            <text:p>414</text:p>
          </table:table-cell>
          <table:table-cell office:value-type="float" office:value="1141" calcext:value-type="float">
            <text:p>1141</text:p>
          </table:table-cell>
          <table:table-cell office:value-type="float" office:value="1667" calcext:value-type="float">
            <text:p>1667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5]/1000" office:value-type="float" office:value="8.643" calcext:value-type="float">
            <text:p>8.643</text:p>
          </table:table-cell>
          <table:table-cell table:style-name="ce1" office:value-type="float" office:value="0.09" calcext:value-type="float">
            <text:p>0.0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07" calcext:value-type="float">
            <text:p>2007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5]" office:value-type="float" office:value="8643" calcext:value-type="float">
            <text:p>8643.000</text:p>
          </table:table-cell>
          <table:table-cell office:value-type="float" office:value="0.09" calcext:value-type="float">
            <text:p>0.0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319" calcext:value-type="float">
            <text:p>3319</text:p>
          </table:table-cell>
          <table:table-cell office:value-type="float" office:value="1086" calcext:value-type="float">
            <text:p>1086</text:p>
          </table:table-cell>
          <table:table-cell office:value-type="float" office:value="2721" calcext:value-type="float">
            <text:p>2721</text:p>
          </table:table-cell>
          <table:table-cell office:value-type="float" office:value="4836" calcext:value-type="float">
            <text:p>4836</text:p>
          </table:table-cell>
          <table:table-cell office:value-type="float" office:value="8643" calcext:value-type="float">
            <text:p>864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6]/1000" office:value-type="float" office:value="10.209" calcext:value-type="float">
            <text:p>10.209</text:p>
          </table:table-cell>
          <table:table-cell table:style-name="ce1" office:value-type="float" office:value="0.13" calcext:value-type="float">
            <text:p>0.13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0" calcext:value-type="float">
            <text:p>201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6]" office:value-type="float" office:value="10209" calcext:value-type="float">
            <text:p>10209.000</text:p>
          </table:table-cell>
          <table:table-cell office:value-type="float" office:value="0.13" calcext:value-type="float">
            <text:p>0.13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3920" calcext:value-type="float">
            <text:p>3920</text:p>
          </table:table-cell>
          <table:table-cell office:value-type="float" office:value="1326" calcext:value-type="float">
            <text:p>1326</text:p>
          </table:table-cell>
          <table:table-cell office:value-type="float" office:value="3276" calcext:value-type="float">
            <text:p>3276</text:p>
          </table:table-cell>
          <table:table-cell office:value-type="float" office:value="5607" calcext:value-type="float">
            <text:p>5607</text:p>
          </table:table-cell>
          <table:table-cell office:value-type="float" office:value="10209" calcext:value-type="float">
            <text:p>10209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7]/1000" office:value-type="float" office:value="5.643" calcext:value-type="float">
            <text:p>5.643</text:p>
          </table:table-cell>
          <table:table-cell table:style-name="ce1" office:value-type="float" office:value="0.19" calcext:value-type="float">
            <text:p>0.19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3" calcext:value-type="float">
            <text:p>2013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7]" office:value-type="float" office:value="5643" calcext:value-type="float">
            <text:p>5643.000</text:p>
          </table:table-cell>
          <table:table-cell office:value-type="float" office:value="0.19" calcext:value-type="float">
            <text:p>0.19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2167" calcext:value-type="float">
            <text:p>2167</text:p>
          </table:table-cell>
          <table:table-cell office:value-type="float" office:value="878" calcext:value-type="float">
            <text:p>878</text:p>
          </table:table-cell>
          <table:table-cell office:value-type="float" office:value="1398" calcext:value-type="float">
            <text:p>1398</text:p>
          </table:table-cell>
          <table:table-cell office:value-type="float" office:value="3367" calcext:value-type="float">
            <text:p>3367</text:p>
          </table:table-cell>
          <table:table-cell office:value-type="float" office:value="5643" calcext:value-type="float">
            <text:p>5643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$W48]/1000" office:value-type="float" office:value="2.805" calcext:value-type="float">
            <text:p>2.805</text:p>
          </table:table-cell>
          <table:table-cell table:style-name="ce1" office:value-type="float" office:value="0.18" calcext:value-type="float">
            <text:p>0.180</text:p>
          </table:table-cell>
          <table:table-cell office:value-type="float" office:value="2" calcext:value-type="float">
            <text:p>2</text:p>
          </table:table-cell>
          <table:table-cell/>
          <table:table-cell table:style-name="Default" office:value-type="float" office:value="2015" calcext:value-type="float">
            <text:p>201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1" calcext:value-type="float">
            <text:p>1</text:p>
          </table:table-cell>
          <table:table-cell table:formula="of:=[.$W48]" office:value-type="float" office:value="2805" calcext:value-type="float">
            <text:p>2805.000</text:p>
          </table:table-cell>
          <table:table-cell office:value-type="float" office:value="0.18" calcext:value-type="float">
            <text:p>0.180</text:p>
          </table:table-cell>
          <table:table-cell table:style-name="Default" office:value-type="float" office:value="2" calcext:value-type="float">
            <text:p>2</text:p>
          </table:table-cell>
          <table:table-cell table:number-columns-repeated="3"/>
          <table:table-cell office:value-type="float" office:value="1077" calcext:value-type="float">
            <text:p>1077</text:p>
          </table:table-cell>
          <table:table-cell office:value-type="float" office:value="198" calcext:value-type="float">
            <text:p>198</text:p>
          </table:table-cell>
          <table:table-cell office:value-type="float" office:value="682" calcext:value-type="float">
            <text:p>682</text:p>
          </table:table-cell>
          <table:table-cell office:value-type="float" office:value="1924" calcext:value-type="float">
            <text:p>1924</text:p>
          </table:table-cell>
          <table:table-cell office:value-type="float" office:value="2805" calcext:value-type="float">
            <text:p>2805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 table:number-rows-repeated="1048527">
          <table:table-cell table:number-columns-repeated="24"/>
        </table:table-row>
        <table:table-row table:style-name="ro1">
          <table:table-cell table:number-columns-repeated="24"/>
        </table:table-row>
      </table:table>
      <table:table table:name="Catch" table:style-name="ta1">
        <table:table-column table:style-name="co1" table:number-columns-repeated="11" table:default-cell-style-name="Default"/>
        <table:table-column table:style-name="co3" table:default-cell-style-name="ce2"/>
        <table:table-column table:style-name="co1" table:number-columns-repeated="1012" table:default-cell-style-name="Default"/>
        <table:table-row table:style-name="ro1">
          <table:table-cell office:value-type="string" calcext:value-type="string">
            <text:p>Tonnes and numbers of individu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Mort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 Male retained pot fishery</text:p>
          </table:table-cell>
          <table:table-cell table:number-columns-repeated="11"/>
          <table:table-cell office:value-type="string" calcext:value-type="string">
            <text:p># Catch number (1000s), time to midpoint of fishery (yr), pot lifts (1000s), retained weight (1000 lb)</text:p>
          </table:table-cell>
          <table:table-cell table:number-columns-repeated="1011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3" table:formula="of:=[.M4]*1000" office:value-type="float" office:value="436126" calcext:value-type="float">
            <text:p>436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436.126" calcext:value-type="float">
            <text:p>436.126</text:p>
          </table:table-cell>
          <table:table-cell office:value-type="float" office:value="0.07" calcext:value-type="float">
            <text:p>0.07</text:p>
          </table:table-cell>
          <table:table-cell office:value-type="float" office:value="43.754" calcext:value-type="float">
            <text:p>43.754</text:p>
          </table:table-cell>
          <table:table-cell office:value-type="float" office:value="1984.251" calcext:value-type="float">
            <text:p>1984.251</text:p>
          </table:table-cell>
          <table:table-cell table:style-name="ce11" table:formula="of:=[.P4]*1000*[Conversions.$B$2]" office:value-type="float" office:value="900.040379592" calcext:value-type="float">
            <text:p>900</text:p>
          </table:table-cell>
          <table:table-cell table:number-columns-repeated="1007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5]*1000" office:value-type="float" office:value="52966" calcext:value-type="float">
            <text:p>52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52.966" calcext:value-type="float">
            <text:p>52.966</text:p>
          </table:table-cell>
          <table:table-cell office:value-type="float" office:value="0.06" calcext:value-type="float">
            <text:p>0.06</text:p>
          </table:table-cell>
          <table:table-cell office:value-type="float" office:value="9.877" calcext:value-type="float">
            <text:p>9.877</text:p>
          </table:table-cell>
          <table:table-cell office:value-type="float" office:value="210.819" calcext:value-type="float">
            <text:p>210.819</text:p>
          </table:table-cell>
          <table:table-cell table:style-name="ce11" table:formula="of:=[.P5]*1000*[Conversions.$B$2]" office:value-type="float" office:value="95.625811848" calcext:value-type="float">
            <text:p>96</text:p>
          </table:table-cell>
          <table:table-cell table:number-columns-repeated="1007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6]*1000" office:value-type="float" office:value="33162" calcext:value-type="float">
            <text:p>33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33.162" calcext:value-type="float">
            <text:p>33.162</text:p>
          </table:table-cell>
          <table:table-cell office:value-type="float" office:value="0.07" calcext:value-type="float">
            <text:p>0.07</text:p>
          </table:table-cell>
          <table:table-cell office:value-type="float" office:value="1.651" calcext:value-type="float">
            <text:p>1.651</text:p>
          </table:table-cell>
          <table:table-cell office:value-type="float" office:value="150.232" calcext:value-type="float">
            <text:p>150.232</text:p>
          </table:table-cell>
          <table:table-cell table:style-name="ce11" table:formula="of:=[.P6]*1000*[Conversions.$B$2]" office:value-type="float" office:value="68.144033344" calcext:value-type="float">
            <text:p>68</text:p>
          </table:table-cell>
          <table:table-cell table:number-columns-repeated="1007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7]*1000" office:value-type="float" office:value="1045619" calcext:value-type="float">
            <text:p>1045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1045.619" calcext:value-type="float">
            <text:p>1045.619</text:p>
          </table:table-cell>
          <table:table-cell office:value-type="float" office:value="0.05" calcext:value-type="float">
            <text:p>0.05</text:p>
          </table:table-cell>
          <table:table-cell office:value-type="float" office:value="58.55" calcext:value-type="float">
            <text:p>58.55</text:p>
          </table:table-cell>
          <table:table-cell office:value-type="float" office:value="4627.761" calcext:value-type="float">
            <text:p>4627.761</text:p>
          </table:table-cell>
          <table:table-cell table:style-name="ce11" table:formula="of:=[.P7]*1000*[Conversions.$B$2]" office:value-type="float" office:value="2099.115367512" calcext:value-type="float">
            <text:p>2099</text:p>
          </table:table-cell>
          <table:table-cell table:number-columns-repeated="1007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8]*1000" office:value-type="float" office:value="1935886" calcext:value-type="float">
            <text:p>1935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1935.886" calcext:value-type="float">
            <text:p>1935.886</text:p>
          </table:table-cell>
          <table:table-cell office:value-type="float" office:value="0.07" calcext:value-type="float">
            <text:p>0.07</text:p>
          </table:table-cell>
          <table:table-cell office:value-type="float" office:value="165.618" calcext:value-type="float">
            <text:p>165.618</text:p>
          </table:table-cell>
          <table:table-cell office:value-type="float" office:value="8844.789" calcext:value-type="float">
            <text:p>8844.789</text:p>
          </table:table-cell>
          <table:table-cell table:style-name="ce11" table:formula="of:=[.P8]*1000*[Conversions.$B$2]" office:value-type="float" office:value="4011.925532088" calcext:value-type="float">
            <text:p>4012</text:p>
          </table:table-cell>
          <table:table-cell table:number-columns-repeated="1007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9]*1000" office:value-type="float" office:value="1931990" calcext:value-type="float">
            <text:p>193199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1931.99" calcext:value-type="float">
            <text:p>1931.99</text:p>
          </table:table-cell>
          <table:table-cell office:value-type="float" office:value="0.12" calcext:value-type="float">
            <text:p>0.12</text:p>
          </table:table-cell>
          <table:table-cell office:value-type="float" office:value="133.944" calcext:value-type="float">
            <text:p>133.944</text:p>
          </table:table-cell>
          <table:table-cell office:value-type="float" office:value="9454.323" calcext:value-type="float">
            <text:p>9454.323</text:p>
          </table:table-cell>
          <table:table-cell table:style-name="ce11" table:formula="of:=[.P9]*1000*[Conversions.$B$2]" office:value-type="float" office:value="4288.405278216" calcext:value-type="float">
            <text:p>4288</text:p>
          </table:table-cell>
          <table:table-cell table:number-columns-repeated="1007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0]*1000" office:value-type="float" office:value="841017" calcext:value-type="float">
            <text:p>841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841.017" calcext:value-type="float">
            <text:p>841.017</text:p>
          </table:table-cell>
          <table:table-cell office:value-type="float" office:value="0.1" calcext:value-type="float">
            <text:p>0.1</text:p>
          </table:table-cell>
          <table:table-cell office:value-type="float" office:value="73.32" calcext:value-type="float">
            <text:p>73.32</text:p>
          </table:table-cell>
          <table:table-cell office:value-type="float" office:value="3764.592" calcext:value-type="float">
            <text:p>3764.592</text:p>
          </table:table-cell>
          <table:table-cell table:style-name="ce11" table:formula="of:=[.P10]*1000*[Conversions.$B$2]" office:value-type="float" office:value="1707.588814464" calcext:value-type="float">
            <text:p>1708</text:p>
          </table:table-cell>
          <table:table-cell table:number-columns-repeated="1007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1]*1000" office:value-type="float" office:value="436021" calcext:value-type="float">
            <text:p>436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436.021" calcext:value-type="float">
            <text:p>436.021</text:p>
          </table:table-cell>
          <table:table-cell office:value-type="float" office:value="0.14" calcext:value-type="float">
            <text:p>0.14</text:p>
          </table:table-cell>
          <table:table-cell office:value-type="float" office:value="46.988" calcext:value-type="float">
            <text:p>46.988</text:p>
          </table:table-cell>
          <table:table-cell office:value-type="float" office:value="2175.087" calcext:value-type="float">
            <text:p>2175.087</text:p>
          </table:table-cell>
          <table:table-cell table:style-name="ce11" table:formula="of:=[.P11]*1000*[Conversions.$B$2]" office:value-type="float" office:value="986.602062504" calcext:value-type="float">
            <text:p>987</text:p>
          </table:table-cell>
          <table:table-cell table:number-columns-repeated="1007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2]*1000" office:value-type="float" office:value="219548" calcext:value-type="float">
            <text:p>219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219.548" calcext:value-type="float">
            <text:p>219.548</text:p>
          </table:table-cell>
          <table:table-cell office:value-type="float" office:value="0.14" calcext:value-type="float">
            <text:p>0.14</text:p>
          </table:table-cell>
          <table:table-cell office:value-type="float" office:value="22.073" calcext:value-type="float">
            <text:p>22.073</text:p>
          </table:table-cell>
          <table:table-cell office:value-type="float" office:value="1003.162" calcext:value-type="float">
            <text:p>1003.162</text:p>
          </table:table-cell>
          <table:table-cell table:style-name="ce11" table:formula="of:=[.P12]*1000*[Conversions.$B$2]" office:value-type="float" office:value="455.026257904" calcext:value-type="float">
            <text:p>455</text:p>
          </table:table-cell>
          <table:table-cell table:number-columns-repeated="1007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3]*1000" office:value-type="float" office:value="227447" calcext:value-type="float">
            <text:p>227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227.447" calcext:value-type="float">
            <text:p>227.447</text:p>
          </table:table-cell>
          <table:table-cell office:value-type="float" office:value="0.14" calcext:value-type="float">
            <text:p>0.14</text:p>
          </table:table-cell>
          <table:table-cell office:value-type="float" office:value="28.23" calcext:value-type="float">
            <text:p>28.23</text:p>
          </table:table-cell>
          <table:table-cell office:value-type="float" office:value="1039.779" calcext:value-type="float">
            <text:p>1039.779</text:p>
          </table:table-cell>
          <table:table-cell table:style-name="ce11" table:formula="of:=[.P13]*1000*[Conversions.$B$2]" office:value-type="float" office:value="471.635436168" calcext:value-type="float">
            <text:p>472</text:p>
          </table:table-cell>
          <table:table-cell table:number-columns-repeated="1007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4]*1000" office:value-type="float" office:value="280401" calcext:value-type="float">
            <text:p>280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280.401" calcext:value-type="float">
            <text:p>280.401</text:p>
          </table:table-cell>
          <table:table-cell office:value-type="float" office:value="0.14" calcext:value-type="float">
            <text:p>0.14</text:p>
          </table:table-cell>
          <table:table-cell office:value-type="float" office:value="21.678" calcext:value-type="float">
            <text:p>21.678</text:p>
          </table:table-cell>
          <table:table-cell office:value-type="float" office:value="1236.462" calcext:value-type="float">
            <text:p>1236.462</text:p>
          </table:table-cell>
          <table:table-cell table:style-name="ce11" table:formula="of:=[.P14]*1000*[Conversions.$B$2]" office:value-type="float" office:value="560.849271504" calcext:value-type="float">
            <text:p>561</text:p>
          </table:table-cell>
          <table:table-cell table:number-columns-repeated="1007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5]*1000" office:value-type="float" office:value="247641" calcext:value-type="float">
            <text:p>247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247.641" calcext:value-type="float">
            <text:p>247.641</text:p>
          </table:table-cell>
          <table:table-cell office:value-type="float" office:value="0.14" calcext:value-type="float">
            <text:p>0.14</text:p>
          </table:table-cell>
          <table:table-cell office:value-type="float" office:value="30.803" calcext:value-type="float">
            <text:p>30.803</text:p>
          </table:table-cell>
          <table:table-cell office:value-type="float" office:value="1166.258" calcext:value-type="float">
            <text:p>1166.258</text:p>
          </table:table-cell>
          <table:table-cell table:style-name="ce11" table:formula="of:=[.P15]*1000*[Conversions.$B$2]" office:value-type="float" office:value="529.005298736" calcext:value-type="float">
            <text:p>529</text:p>
          </table:table-cell>
          <table:table-cell table:number-columns-repeated="1007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6]*1000" office:value-type="float" office:value="391405" calcext:value-type="float">
            <text:p>391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391.405" calcext:value-type="float">
            <text:p>391.405</text:p>
          </table:table-cell>
          <table:table-cell office:value-type="float" office:value="0.14" calcext:value-type="float">
            <text:p>0.14</text:p>
          </table:table-cell>
          <table:table-cell office:value-type="float" office:value="26.264" calcext:value-type="float">
            <text:p>26.264</text:p>
          </table:table-cell>
          <table:table-cell office:value-type="float" office:value="1725.349" calcext:value-type="float">
            <text:p>1725.349</text:p>
          </table:table-cell>
          <table:table-cell table:style-name="ce11" table:formula="of:=[.P16]*1000*[Conversions.$B$2]" office:value-type="float" office:value="782.604503608" calcext:value-type="float">
            <text:p>783</text:p>
          </table:table-cell>
          <table:table-cell table:number-columns-repeated="1007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7]*1000" office:value-type="float" office:value="726519" calcext:value-type="float">
            <text:p>726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726.519" calcext:value-type="float">
            <text:p>726.519</text:p>
          </table:table-cell>
          <table:table-cell office:value-type="float" office:value="0.18" calcext:value-type="float">
            <text:p>0.18</text:p>
          </table:table-cell>
          <table:table-cell office:value-type="float" office:value="37.104" calcext:value-type="float">
            <text:p>37.104</text:p>
          </table:table-cell>
          <table:table-cell office:value-type="float" office:value="3372.066" calcext:value-type="float">
            <text:p>3372.066</text:p>
          </table:table-cell>
          <table:table-cell table:style-name="ce11" table:formula="of:=[.P17]*1000*[Conversions.$B$2]" office:value-type="float" office:value="1529.542161072" calcext:value-type="float">
            <text:p>1530</text:p>
          </table:table-cell>
          <table:table-cell table:number-columns-repeated="1007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8]*1000" office:value-type="float" office:value="545222" calcext:value-type="float">
            <text:p>545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545.222" calcext:value-type="float">
            <text:p>545.222</text:p>
          </table:table-cell>
          <table:table-cell office:value-type="float" office:value="0.14" calcext:value-type="float">
            <text:p>0.14</text:p>
          </table:table-cell>
          <table:table-cell office:value-type="float" office:value="56.63" calcext:value-type="float">
            <text:p>56.63</text:p>
          </table:table-cell>
          <table:table-cell office:value-type="float" office:value="2475.916" calcext:value-type="float">
            <text:p>2475.916</text:p>
          </table:table-cell>
          <table:table-cell table:style-name="ce11" table:formula="of:=[.P18]*1000*[Conversions.$B$2]" office:value-type="float" office:value="1123.055690272" calcext:value-type="float">
            <text:p>1123</text:p>
          </table:table-cell>
          <table:table-cell table:number-columns-repeated="1007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9]*1000" office:value-type="float" office:value="630353" calcext:value-type="float">
            <text:p>630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630.353" calcext:value-type="float">
            <text:p>630.353</text:p>
          </table:table-cell>
          <table:table-cell office:value-type="float" office:value="0.18" calcext:value-type="float">
            <text:p>0.18</text:p>
          </table:table-cell>
          <table:table-cell office:value-type="float" office:value="58.647" calcext:value-type="float">
            <text:p>58.647</text:p>
          </table:table-cell>
          <table:table-cell office:value-type="float" office:value="3003.089" calcext:value-type="float">
            <text:p>3003.089</text:p>
          </table:table-cell>
          <table:table-cell table:style-name="ce11" table:formula="of:=[.P19]*1000*[Conversions.$B$2]" office:value-type="float" office:value="1362.177145688" calcext:value-type="float">
            <text:p>1362</text:p>
          </table:table-cell>
          <table:table-cell table:number-columns-repeated="1007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0]*1000" office:value-type="float" office:value="827015" calcext:value-type="float">
            <text:p>827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827.015" calcext:value-type="float">
            <text:p>827.015</text:p>
          </table:table-cell>
          <table:table-cell office:value-type="float" office:value="0.18" calcext:value-type="float">
            <text:p>0.18</text:p>
          </table:table-cell>
          <table:table-cell office:value-type="float" office:value="60.86" calcext:value-type="float">
            <text:p>60.86</text:p>
          </table:table-cell>
          <table:table-cell office:value-type="float" office:value="3764.262" calcext:value-type="float">
            <text:p>3764.262</text:p>
          </table:table-cell>
          <table:table-cell table:style-name="ce11" table:formula="of:=[.P20]*1000*[Conversions.$B$2]" office:value-type="float" office:value="1707.439129104" calcext:value-type="float">
            <text:p>1707</text:p>
          </table:table-cell>
          <table:table-cell table:number-columns-repeated="1007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1]*1000" office:value-type="float" office:value="666905" calcext:value-type="float">
            <text:p>666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666.905" calcext:value-type="float">
            <text:p>666.905</text:p>
          </table:table-cell>
          <table:table-cell office:value-type="float" office:value="0.18" calcext:value-type="float">
            <text:p>0.18</text:p>
          </table:table-cell>
          <table:table-cell office:value-type="float" office:value="48.56" calcext:value-type="float">
            <text:p>48.56</text:p>
          </table:table-cell>
          <table:table-cell office:value-type="float" office:value="3166.093" calcext:value-type="float">
            <text:p>3166.093</text:p>
          </table:table-cell>
          <table:table-cell table:style-name="ce11" table:formula="of:=[.P21]*1000*[Conversions.$B$2]" office:value-type="float" office:value="1436.114456056" calcext:value-type="float">
            <text:p>1436</text:p>
          </table:table-cell>
          <table:table-cell table:number-columns-repeated="1007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2]*1000" office:value-type="float" office:value="660665" calcext:value-type="float">
            <text:p>660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660.665" calcext:value-type="float">
            <text:p>660.665</text:p>
          </table:table-cell>
          <table:table-cell office:value-type="float" office:value="0.18" calcext:value-type="float">
            <text:p>0.18</text:p>
          </table:table-cell>
          <table:table-cell office:value-type="float" office:value="91.085" calcext:value-type="float">
            <text:p>91.085</text:p>
          </table:table-cell>
          <table:table-cell office:value-type="float" office:value="3078.959" calcext:value-type="float">
            <text:p>3078.959</text:p>
          </table:table-cell>
          <table:table-cell table:style-name="ce11" table:formula="of:=[.P22]*1000*[Conversions.$B$2]" office:value-type="float" office:value="1396.591170728" calcext:value-type="float">
            <text:p>1397</text:p>
          </table:table-cell>
          <table:table-cell table:number-columns-repeated="1007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3]*1000" office:value-type="float" office:value="939822" calcext:value-type="float">
            <text:p>939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939.822" calcext:value-type="float">
            <text:p>939.822</text:p>
          </table:table-cell>
          <table:table-cell office:value-type="float" office:value="0.18" calcext:value-type="float">
            <text:p>0.18</text:p>
          </table:table-cell>
          <table:table-cell office:value-type="float" office:value="81.117" calcext:value-type="float">
            <text:p>81.117</text:p>
          </table:table-cell>
          <table:table-cell office:value-type="float" office:value="4649.66" calcext:value-type="float">
            <text:p>4649.66</text:p>
          </table:table-cell>
          <table:table-cell table:style-name="ce11" table:formula="of:=[.P23]*1000*[Conversions.$B$2]" office:value-type="float" office:value="2109.04857872" calcext:value-type="float">
            <text:p>2109</text:p>
          </table:table-cell>
          <table:table-cell table:number-columns-repeated="1007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4]*1000" office:value-type="float" office:value="635370" calcext:value-type="float">
            <text:p>635370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635.37" calcext:value-type="float">
            <text:p>635.37</text:p>
          </table:table-cell>
          <table:table-cell office:value-type="float" office:value="0.18" calcext:value-type="float">
            <text:p>0.18</text:p>
          </table:table-cell>
          <table:table-cell office:value-type="float" office:value="91.826" calcext:value-type="float">
            <text:p>91.826</text:p>
          </table:table-cell>
          <table:table-cell office:value-type="float" office:value="2968.573" calcext:value-type="float">
            <text:p>2968.573</text:p>
          </table:table-cell>
          <table:table-cell table:style-name="ce11" table:formula="of:=[.P24]*1000*[Conversions.$B$2]" office:value-type="float" office:value="1346.520964216" calcext:value-type="float">
            <text:p>1347</text:p>
          </table:table-cell>
          <table:table-cell table:number-columns-repeated="1007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5]*1000" office:value-type="float" office:value="103376" calcext:value-type="float">
            <text:p>103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103.376" calcext:value-type="float">
            <text:p>103.376</text:p>
          </table:table-cell>
          <table:table-cell office:value-type="float" office:value="0.44" calcext:value-type="float">
            <text:p>0.44</text:p>
          </table:table-cell>
          <table:table-cell office:value-type="float" office:value="10.697" calcext:value-type="float">
            <text:p>10.697</text:p>
          </table:table-cell>
          <table:table-cell office:value-type="float" office:value="460.859" calcext:value-type="float">
            <text:p>460.859</text:p>
          </table:table-cell>
          <table:table-cell table:style-name="ce11" table:formula="of:=[.P25]*1000*[Conversions.$B$2]" office:value-type="float" office:value="209.041955528" calcext:value-type="float">
            <text:p>209</text:p>
          </table:table-cell>
          <table:table-cell table:number-columns-repeated="1007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6]*1000" office:value-type="float" office:value="298669" calcext:value-type="float">
            <text:p>298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298.669" calcext:value-type="float">
            <text:p>298.669</text:p>
          </table:table-cell>
          <table:table-cell office:value-type="float" office:value="0.44" calcext:value-type="float">
            <text:p>0.44</text:p>
          </table:table-cell>
          <table:table-cell office:value-type="float" office:value="29.346" calcext:value-type="float">
            <text:p>29.346</text:p>
          </table:table-cell>
          <table:table-cell office:value-type="float" office:value="1263.982" calcext:value-type="float">
            <text:p>1263.982</text:p>
          </table:table-cell>
          <table:table-cell table:style-name="ce11" table:formula="of:=[.P26]*1000*[Conversions.$B$2]" office:value-type="float" office:value="573.332123344" calcext:value-type="float">
            <text:p>573</text:p>
          </table:table-cell>
          <table:table-cell table:number-columns-repeated="1007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7]*1000" office:value-type="float" office:value="437862" calcext:value-type="float">
            <text:p>437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437.862" calcext:value-type="float">
            <text:p>437.862</text:p>
          </table:table-cell>
          <table:table-cell office:value-type="float" office:value="0.44" calcext:value-type="float">
            <text:p>0.44</text:p>
          </table:table-cell>
          <table:table-cell office:value-type="float" office:value="48.554" calcext:value-type="float">
            <text:p>48.554</text:p>
          </table:table-cell>
          <table:table-cell office:value-type="float" office:value="1881.322" calcext:value-type="float">
            <text:p>1881.322</text:p>
          </table:table-cell>
          <table:table-cell table:style-name="ce11" table:formula="of:=[.P27]*1000*[Conversions.$B$2]" office:value-type="float" office:value="853.352608624" calcext:value-type="float">
            <text:p>853</text:p>
          </table:table-cell>
          <table:table-cell table:number-columns-repeated="1007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8]*1000" office:value-type="float" office:value="379386" calcext:value-type="float">
            <text:p>379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379.386" calcext:value-type="float">
            <text:p>379.386</text:p>
          </table:table-cell>
          <table:table-cell office:value-type="float" office:value="0.44" calcext:value-type="float">
            <text:p>0.44</text:p>
          </table:table-cell>
          <table:table-cell office:value-type="float" office:value="37.065" calcext:value-type="float">
            <text:p>37.065</text:p>
          </table:table-cell>
          <table:table-cell office:value-type="float" office:value="1616.054" calcext:value-type="float">
            <text:p>1616.054</text:p>
          </table:table-cell>
          <table:table-cell table:style-name="ce11" table:formula="of:=[.P28]*1000*[Conversions.$B$2]" office:value-type="float" office:value="733.029165968" calcext:value-type="float">
            <text:p>733</text:p>
          </table:table-cell>
          <table:table-cell table:number-columns-repeated="1007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9]*1000" office:value-type="float" office:value="69109" calcext:value-type="float">
            <text:p>69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4" office:value-type="float" office:value="69.109" calcext:value-type="float">
            <text:p>69.109</text:p>
          </table:table-cell>
          <table:table-cell office:value-type="float" office:value="0.44" calcext:value-type="float">
            <text:p>0.44</text:p>
          </table:table-cell>
          <table:table-cell office:value-type="float" office:value="10.133" calcext:value-type="float">
            <text:p>10.133</text:p>
          </table:table-cell>
          <table:table-cell office:value-type="float" office:value="308.582" calcext:value-type="float">
            <text:p>308.582</text:p>
          </table:table-cell>
          <table:table-cell table:style-name="ce11" table:formula="of:=[.P29]*1000*[Conversions.$B$2]" office:value-type="float" office:value="139.970326544" calcext:value-type="float">
            <text:p>140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102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1]*1000*[Conversions.$B$2]" office:value-type="float" office:value="254.978578144" calcext:value-type="float">
            <text:p>254.9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562.132" calcext:value-type="float">
            <text:p>562.1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total estimated bycatch weight (1000 lb and legal discard rate</text:p>
          </table:table-cell>
          <table:table-cell table:number-columns-repeated="1009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2]*1000*[Conversions.$B$2]" office:value-type="float" office:value="531.447891656" calcext:value-type="float">
            <text:p>531.44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1171.643" calcext:value-type="float">
            <text:p>1171.6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 <text:s text:c="2"/>220.618 625.128 <text:s/>1372.679 1214.133 1553.879 416.376 607.233 1434.490 <text:s/>930.800 <text:s/>121.474 <text:s/>311.330 <text:s/>465.115 <text:s/>430.859 <text:s text:c="6"/>#number in 1000s.</text:p>
          </table:table-cell>
          <table:table-cell table:number-columns-repeated="1009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3]*1000*[Conversions.$B$2]" office:value-type="float" office:value="1050.386169544" calcext:value-type="float">
            <text:p>1050.38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2315.707" calcext:value-type="float">
            <text:p>2315.707</text:p>
          </table:table-cell>
          <table:table-cell office:value-type="float" office:value="0" calcext:value-type="float">
            <text:p>0</text:p>
          </table:table-cell>
          <table:table-cell office:value-type="float" office:value="562.132" calcext:value-type="float">
            <text:p>562.132</text:p>
          </table:table-cell>
          <table:table-cell office:value-type="float" office:value="1171.643" calcext:value-type="float">
            <text:p>1171.643</text:p>
          </table:table-cell>
          <table:table-cell office:value-type="float" office:value="2315.707" calcext:value-type="float">
            <text:p>2315.707</text:p>
          </table:table-cell>
          <table:table-cell office:value-type="float" office:value="2097.616" calcext:value-type="float">
            <text:p>2097.616</text:p>
          </table:table-cell>
          <table:table-cell office:value-type="float" office:value="2669.279" calcext:value-type="float">
            <text:p>2669.279</text:p>
          </table:table-cell>
          <table:table-cell office:value-type="float" office:value="800.525" calcext:value-type="float">
            <text:p>800.525</text:p>
          </table:table-cell>
          <table:table-cell office:value-type="float" office:value="1165.197" calcext:value-type="float">
            <text:p>1165.197</text:p>
          </table:table-cell>
          <table:table-cell office:value-type="float" office:value="3048.608" calcext:value-type="float">
            <text:p>3048.608</text:p>
          </table:table-cell>
          <table:table-cell office:value-type="float" office:value="1722.038" calcext:value-type="float">
            <text:p>1722.038</text:p>
          </table:table-cell>
          <table:table-cell office:value-type="float" office:value="271.987" calcext:value-type="float">
            <text:p>271.987</text:p>
          </table:table-cell>
          <table:table-cell office:value-type="float" office:value="671.652" calcext:value-type="float">
            <text:p>671.652</text:p>
          </table:table-cell>
          <table:table-cell office:value-type="float" office:value="1061.211" calcext:value-type="float">
            <text:p>1061.211</text:p>
          </table:table-cell>
          <table:table-cell office:value-type="float" office:value="964.161" calcext:value-type="float">
            <text:p>964.161</text:p>
          </table:table-cell>
          <table:table-cell office:value-type="float" office:value="100.275" calcext:value-type="float">
            <text:p>100.275</text:p>
          </table:table-cell>
          <table:table-cell table:number-columns-repeated="996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4]*1000*[Conversions.$B$2]" office:value-type="float" office:value="951.461836672" calcext:value-type="float">
            <text:p>951.46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2097.616" calcext:value-type="float">
            <text:p>2097.616</text:p>
          </table:table-cell>
          <table:table-cell table:number-columns-repeated="10" office:value-type="float" office:value="0" calcext:value-type="float">
            <text:p>0</text:p>
          </table:table-cell>
          <table:table-cell office:value-type="float" office:value="0.034" calcext:value-type="float">
            <text:p>0.034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7" calcext:value-type="float">
            <text:p>0.017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table:number-columns-repeated="996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5]*1000*[Conversions.$B$2]" office:value-type="float" office:value="1210.763600168" calcext:value-type="float">
            <text:p>1210.76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2669.279" calcext:value-type="float">
            <text:p>2669.279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6]*1000*[Conversions.$B$2]" office:value-type="float" office:value="363.1117358" calcext:value-type="float">
            <text:p>363.11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800.525" calcext:value-type="float">
            <text:p>800.525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7]*1000*[Conversions.$B$2]" office:value-type="float" office:value="528.524037624" calcext:value-type="float">
            <text:p>528.5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1165.197" calcext:value-type="float">
            <text:p>1165.197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8]*1000*[Conversions.$B$2]" office:value-type="float" office:value="1382.824199936" calcext:value-type="float">
            <text:p>1382.824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3048.608" calcext:value-type="float">
            <text:p>3048.60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39]*1000*[Conversions.$B$2]" office:value-type="float" office:value="781.102660496" calcext:value-type="float">
            <text:p>781.10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1722.038" calcext:value-type="float">
            <text:p>1722.038</text:p>
          </table:table-cell>
          <table:table-cell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40]*1000*[Conversions.$B$2]" office:value-type="float" office:value="123.371127304" calcext:value-type="float">
            <text:p>123.37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271.987" calcext:value-type="float">
            <text:p>271.987</text:p>
          </table:table-cell>
          <table:table-cell office:value-type="float" office:value="0.034" calcext:value-type="float">
            <text:p>0.034</text:p>
          </table:table-cell>
          <table:table-cell table:number-columns-repeated="1010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41]*1000*[Conversions.$B$2]" office:value-type="float" office:value="304.655973984" calcext:value-type="float">
            <text:p>304.65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671.652" calcext:value-type="float">
            <text:p>671.652</text:p>
          </table:table-cell>
          <table:table-cell office:value-type="float" office:value="0.018" calcext:value-type="float">
            <text:p>0.018</text:p>
          </table:table-cell>
          <table:table-cell table:number-columns-repeated="1010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42]*1000*[Conversions.$B$2]" office:value-type="float" office:value="481.356819912" calcext:value-type="float">
            <text:p>481.35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1061.211" calcext:value-type="float">
            <text:p>1061.211</text:p>
          </table:table-cell>
          <table:table-cell office:value-type="float" office:value="0.017" calcext:value-type="float">
            <text:p>0.017</text:p>
          </table:table-cell>
          <table:table-cell table:number-columns-repeated="1010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43]*1000*[Conversions.$B$2]" office:value-type="float" office:value="437.335716312" calcext:value-type="float">
            <text:p>437.336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964.161" calcext:value-type="float">
            <text:p>964.161</text:p>
          </table:table-cell>
          <table:table-cell office:value-type="float" office:value="0.004" calcext:value-type="float">
            <text:p>0.004</text:p>
          </table:table-cell>
          <table:table-cell table:number-columns-repeated="1010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5" table:formula="of:=[.M44]*1000*[Conversions.$B$2]" office:value-type="float" office:value="45.4839378" calcext:value-type="float">
            <text:p>45.484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/>
          <table:table-cell table:style-name="ce8" office:value-type="float" office:value="100.275" calcext:value-type="float">
            <text:p>100.275</text:p>
          </table:table-cell>
          <table:table-cell office:value-type="float" office:value="0.008" calcext:value-type="float">
            <text:p>0.008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46]*1000*[Conversions.$B$2]" office:value-type="float" office:value="3.5380176" calcext:value-type="float">
            <text:p>3.53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7.8" calcext:value-type="float">
            <text:p>7.8</text:p>
          </table:table-cell>
          <table:table-cell table:style-name="ce10" office:value-type="float" office:value="0.1" calcext:value-type="float">
            <text:p>0.1</text:p>
          </table:table-cell>
          <table:table-cell office:value-type="string" calcext:value-type="string">
            <text:p># Trawl and fixed-gear MALE bycatch (not bycatch mort) biomasses (1000 lb)</text:p>
          </table:table-cell>
          <table:table-cell table:number-columns-repeated="1009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47]*1000*[Conversions.$B$2]" office:value-type="float" office:value="1.9958048" calcext:value-type="float">
            <text:p>1.99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4.4" calcext:value-type="float">
            <text:p>4.4</text:p>
          </table:table-cell>
          <table:table-cell table:style-name="ce10" office:value-type="float" office:value="5" calcext:value-type="float">
            <text:p>5</text:p>
          </table:table-cell>
          <table:table-cell office:value-type="string" calcext:value-type="string">
            <text:p># (estimated as 0.5* sum of reported weights for areas 521 and 524 before</text:p>
          </table:table-cell>
          <table:table-cell table:number-columns-repeated="1009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48]*1000*[Conversions.$B$2]" office:value-type="float" office:value="1.5422128" calcext:value-type="float">
            <text:p>1.54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office:value-type="string" calcext:value-type="string">
            <text:p># 2009 and as 0.5*sum of reported weights for SMBKC stat areas using AKRO data</text:p>
          </table:table-cell>
          <table:table-cell table:number-columns-repeated="1009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49]*1000*[Conversions.$B$2]" office:value-type="float" office:value="0.3175144" calcext:value-type="float">
            <text:p>0.31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7" calcext:value-type="float">
            <text:p>0.7</text:p>
          </table:table-cell>
          <table:table-cell table:style-name="ce10" office:value-type="float" office:value="0.2" calcext:value-type="float">
            <text:p>0.2</text:p>
          </table:table-cell>
          <table:table-cell office:value-type="string" calcext:value-type="string">
            <text:p># from 2009 on)</text:p>
          </table:table-cell>
          <table:table-cell table:number-columns-repeated="1009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0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1.4" calcext:value-type="float">
            <text:p>1.4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1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1010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2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.4" calcext:value-type="float">
            <text:p>0.4</text:p>
          </table:table-cell>
          <table:table-cell table:number-columns-repeated="1010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3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2" calcext:value-type="float">
            <text:p>2</text:p>
          </table:table-cell>
          <table:table-cell table:number-columns-repeated="1010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4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3" calcext:value-type="float">
            <text:p>3</text:p>
          </table:table-cell>
          <table:table-cell table:number-columns-repeated="1010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5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6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1.9" calcext:value-type="float">
            <text:p>1.9</text:p>
          </table:table-cell>
          <table:table-cell table:number-columns-repeated="1010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7]*1000*[Conversions.$B$2]" office:value-type="float" office:value="0.7257472" calcext:value-type="float">
            <text:p>0.72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1.6" calcext:value-type="float">
            <text:p>1.6</text:p>
          </table:table-cell>
          <table:table-cell table:style-name="ce10" office:value-type="float" office:value="0.9" calcext:value-type="float">
            <text:p>0.9</text:p>
          </table:table-cell>
          <table:table-cell table:number-columns-repeated="1010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8]*1000*[Conversions.$B$2]" office:value-type="float" office:value="0.9979024" calcext:value-type="float">
            <text:p>0.99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2.2" calcext:value-type="float">
            <text:p>2.2</text:p>
          </table:table-cell>
          <table:table-cell table:style-name="ce10" office:value-type="float" office:value="2.5" calcext:value-type="float">
            <text:p>2.5</text:p>
          </table:table-cell>
          <table:table-cell table:number-columns-repeated="1010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59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2" calcext:value-type="float">
            <text:p>0.2</text:p>
          </table:table-cell>
          <table:table-cell table:style-name="ce10" office:value-type="float" office:value="1.4" calcext:value-type="float">
            <text:p>1.4</text:p>
          </table:table-cell>
          <table:table-cell table:number-columns-repeated="1010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0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10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1]*1000*[Conversions.$B$2]" office:value-type="float" office:value="2.8122704" calcext:value-type="float">
            <text:p>2.81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6.2" calcext:value-type="float">
            <text:p>6.2</text:p>
          </table:table-cell>
          <table:table-cell table:style-name="ce10" office:value-type="float" office:value="3.2" calcext:value-type="float">
            <text:p>3.2</text:p>
          </table:table-cell>
          <table:table-cell table:number-columns-repeated="1010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2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1" calcext:value-type="float">
            <text:p>0.1</text:p>
          </table:table-cell>
          <table:table-cell table:style-name="ce10" office:value-type="float" office:value="153.7" calcext:value-type="float">
            <text:p>153.7</text:p>
          </table:table-cell>
          <table:table-cell table:number-columns-repeated="1010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3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6" calcext:value-type="float">
            <text:p>0.6</text:p>
          </table:table-cell>
          <table:table-cell table:style-name="ce10" office:value-type="float" office:value="14.6" calcext:value-type="float">
            <text:p>14.6</text:p>
          </table:table-cell>
          <table:table-cell table:number-columns-repeated="1010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4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1.4" calcext:value-type="float">
            <text:p>1.4</text:p>
          </table:table-cell>
          <table:table-cell table:style-name="ce10" office:value-type="float" office:value="16.6" calcext:value-type="float">
            <text:p>16.6</text:p>
          </table:table-cell>
          <table:table-cell table:number-columns-repeated="1010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5]*1000*[Conversions.$B$2]" office:value-type="float" office:value="0.3628736" calcext:value-type="float">
            <text:p>0.363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8" calcext:value-type="float">
            <text:p>0.8</text:p>
          </table:table-cell>
          <table:table-cell table:style-name="ce10" office:value-type="float" office:value="21.1" calcext:value-type="float">
            <text:p>21.1</text:p>
          </table:table-cell>
          <table:table-cell table:number-columns-repeated="1010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6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4" calcext:value-type="float">
            <text:p>0.4</text:p>
          </table:table-cell>
          <table:table-cell table:style-name="ce10" office:value-type="float" office:value="1.3" calcext:value-type="float">
            <text:p>1.3</text:p>
          </table:table-cell>
          <table:table-cell table:number-columns-repeated="1010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7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1.3" calcext:value-type="float">
            <text:p>1.3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1010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8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.4" calcext:value-type="float">
            <text:p>0.4</text:p>
          </table:table-cell>
          <table:table-cell table:style-name="ce10" office:value-type="float" office:value="0.6" calcext:value-type="float">
            <text:p>0.6</text:p>
          </table:table-cell>
          <table:table-cell table:number-columns-repeated="1010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$M69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10" office:value-type="float" office:value="0.3" calcext:value-type="float">
            <text:p>0.3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46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47]*1000*[Conversions.$B$2]" office:value-type="float" office:value="2.26796" calcext:value-type="float">
            <text:p>2.26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48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49]*1000*[Conversions.$B$2]" office:value-type="float" office:value="0.0907184" calcext:value-type="float">
            <text:p>0.09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0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1]*1000*[Conversions.$B$2]" office:value-type="float" office:value="0.0453592" calcext:value-type="float">
            <text:p>0.04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2]*1000*[Conversions.$B$2]" office:value-type="float" office:value="0.1814368" calcext:value-type="float">
            <text:p>0.18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3]*1000*[Conversions.$B$2]" office:value-type="float" office:value="0.907184" calcext:value-type="float">
            <text:p>0.90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4]*1000*[Conversions.$B$2]" office:value-type="float" office:value="1.360776" calcext:value-type="float">
            <text:p>1.36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5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6]*1000*[Conversions.$B$2]" office:value-type="float" office:value="0.8618248" calcext:value-type="float">
            <text:p>0.86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7]*1000*[Conversions.$B$2]" office:value-type="float" office:value="0.4082328" calcext:value-type="float">
            <text:p>0.408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8]*1000*[Conversions.$B$2]" office:value-type="float" office:value="1.13398" calcext:value-type="float">
            <text:p>1.134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59]*1000*[Conversions.$B$2]" office:value-type="float" office:value="0.6350288" calcext:value-type="float">
            <text:p>0.635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0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1]*1000*[Conversions.$B$2]" office:value-type="float" office:value="1.4514944" calcext:value-type="float">
            <text:p>1.45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2]*1000*[Conversions.$B$2]" office:value-type="float" office:value="69.7170904" calcext:value-type="float">
            <text:p>69.717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3]*1000*[Conversions.$B$2]" office:value-type="float" office:value="6.6224432" calcext:value-type="float">
            <text:p>6.62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4]*1000*[Conversions.$B$2]" office:value-type="float" office:value="7.5296272" calcext:value-type="float">
            <text:p>7.53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5]*1000*[Conversions.$B$2]" office:value-type="float" office:value="9.5707912" calcext:value-type="float">
            <text:p>9.571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6]*1000*[Conversions.$B$2]" office:value-type="float" office:value="0.5896696" calcext:value-type="float">
            <text:p>0.59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7]*1000*[Conversions.$B$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8]*1000*[Conversions.$B$2]" office:value-type="float" office:value="0.2721552" calcext:value-type="float">
            <text:p>0.272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$N69]*1000*[Conversions.$B$2]" office:value-type="float" office:value="0.1360776" calcext:value-type="float">
            <text:p>0.136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table:style-name="ce2" table:number-columns-repeated="11"/>
          <table:table-cell/>
          <table:table-cell table:style-name="ce2" table:number-columns-repeated="1012"/>
        </table:table-row>
        <table:table-row table:style-name="ro1">
          <table:table-cell office:value-type="string" calcext:value-type="string">
            <text:p>Pounds and thousands of individu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Year</text:p>
          </table:table-cell>
          <table:table-cell office:value-type="string" calcext:value-type="string">
            <text:p>Season</text:p>
          </table:table-cell>
          <table:table-cell office:value-type="string" calcext:value-type="string">
            <text:p>Fle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Obs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Multiplier</text:p>
          </table:table-cell>
          <table:table-cell office:value-type="string" calcext:value-type="string">
            <text:p>Effort</text:p>
          </table:table-cell>
          <table:table-cell office:value-type="string" calcext:value-type="string">
            <text:p>DiscardMortality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 Male retained pot fishery</text:p>
          </table:table-cell>
          <table:table-cell table:number-columns-repeated="1023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4]" office:value-type="float" office:value="436.126" calcext:value-type="float">
            <text:p>436.12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5]" office:value-type="float" office:value="52.966" calcext:value-type="float">
            <text:p>52.96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6]" office:value-type="float" office:value="33.162" calcext:value-type="float">
            <text:p>33.1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7]" office:value-type="float" office:value="1045.619" calcext:value-type="float">
            <text:p>1045.6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8]" office:value-type="float" office:value="1935.886" calcext:value-type="float">
            <text:p>1935.8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9]" office:value-type="float" office:value="1931.99" calcext:value-type="float">
            <text:p>1931.9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0]" office:value-type="float" office:value="841.017" calcext:value-type="float">
            <text:p>841.01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1]" office:value-type="float" office:value="436.021" calcext:value-type="float">
            <text:p>436.02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2]" office:value-type="float" office:value="219.548" calcext:value-type="float">
            <text:p>219.548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3]" office:value-type="float" office:value="227.447" calcext:value-type="float">
            <text:p>227.44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4]" office:value-type="float" office:value="280.401" calcext:value-type="float">
            <text:p>280.40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5]" office:value-type="float" office:value="247.641" calcext:value-type="float">
            <text:p>247.641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6]" office:value-type="float" office:value="391.405" calcext:value-type="float">
            <text:p>391.4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7]" office:value-type="float" office:value="726.519" calcext:value-type="float">
            <text:p>726.51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8]" office:value-type="float" office:value="545.222" calcext:value-type="float">
            <text:p>545.2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19]" office:value-type="float" office:value="630.353" calcext:value-type="float">
            <text:p>630.353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0]" office:value-type="float" office:value="827.015" calcext:value-type="float">
            <text:p>827.01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1]" office:value-type="float" office:value="666.905" calcext:value-type="float">
            <text:p>666.90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2]" office:value-type="float" office:value="660.665" calcext:value-type="float">
            <text:p>660.665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3]" office:value-type="float" office:value="939.822" calcext:value-type="float">
            <text:p>939.82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4]" office:value-type="float" office:value="635.37" calcext:value-type="float">
            <text:p>635.37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5]" office:value-type="float" office:value="103.376" calcext:value-type="float">
            <text:p>103.37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6]" office:value-type="float" office:value="298.669" calcext:value-type="float">
            <text:p>298.66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7]" office:value-type="float" office:value="437.862" calcext:value-type="float">
            <text:p>437.862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8]" office:value-type="float" office:value="379.386" calcext:value-type="float">
            <text:p>379.386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4" table:formula="of:=[.M29]" office:value-type="float" office:value="69.109" calcext:value-type="float">
            <text:p>69.109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 Male <text:s/>discards <text:s/>Pot fishery</text:p>
          </table:table-cell>
          <table:table-cell table:number-columns-repeated="1023"/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1]" office:value-type="float" office:value="562.132" calcext:value-type="float">
            <text:p>562.132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2]" office:value-type="float" office:value="1171.643" calcext:value-type="float">
            <text:p>1171.643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3]" office:value-type="float" office:value="2315.707" calcext:value-type="float">
            <text:p>2315.70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4]" office:value-type="float" office:value="2097.616" calcext:value-type="float">
            <text:p>2097.616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5]" office:value-type="float" office:value="2669.279" calcext:value-type="float">
            <text:p>2669.279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6]" office:value-type="float" office:value="800.525" calcext:value-type="float">
            <text:p>800.525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7]" office:value-type="float" office:value="1165.197" calcext:value-type="float">
            <text:p>1165.197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8]" office:value-type="float" office:value="3048.608" calcext:value-type="float">
            <text:p>3048.60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39]" office:value-type="float" office:value="1722.038" calcext:value-type="float">
            <text:p>1722.038</text:p>
          </table:table-cell>
          <table:table-cell office:value-type="float" office:value="0.6" calcext:value-type="float">
            <text:p>0.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40]" office:value-type="float" office:value="271.987" calcext:value-type="float">
            <text:p>271.987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41]" office:value-type="float" office:value="671.652" calcext:value-type="float">
            <text:p>671.652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42]" office:value-type="float" office:value="1061.211" calcext:value-type="float">
            <text:p>1061.21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43]" office:value-type="float" office:value="964.161" calcext:value-type="float">
            <text:p>964.161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8" table:formula="of:=[.M44]" office:value-type="float" office:value="100.275" calcext:value-type="float">
            <text:p>100.275</text:p>
          </table:table-cell>
          <table:table-cell office:value-type="float" office:value="0.2" calcext:value-type="float">
            <text:p>0.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 Trawl fishery discards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46]" office:value-type="float" office:value="7.8" calcext:value-type="float">
            <text:p>7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47]" office:value-type="float" office:value="4.4" calcext:value-type="float">
            <text:p>4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48]" office:value-type="float" office:value="3.4" calcext:value-type="float">
            <text:p>3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49]" office:value-type="float" office:value="0.7" calcext:value-type="float">
            <text:p>0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0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1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2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3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4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5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6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7]" office:value-type="float" office:value="1.6" calcext:value-type="float">
            <text:p>1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8]" office:value-type="float" office:value="2.2" calcext:value-type="float">
            <text:p>2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59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0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1]" office:value-type="float" office:value="6.2" calcext:value-type="float">
            <text:p>6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2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3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4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5]" office:value-type="float" office:value="0.8" calcext:value-type="float">
            <text:p>0.8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6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7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8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6" table:formula="of:=[.M69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# Fixed fishery discards</text:p>
          </table:table-cell>
          <table:table-cell table:number-columns-repeated="1023"/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46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47]" office:value-type="float" office:value="5" calcext:value-type="float">
            <text:p>5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48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49]" office:value-type="float" office:value="0.2" calcext:value-type="float">
            <text:p>0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0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1]" office:value-type="float" office:value="0.1" calcext:value-type="float">
            <text:p>0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2]" office:value-type="float" office:value="0.4" calcext:value-type="float">
            <text:p>0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3]" office:value-type="float" office:value="2" calcext:value-type="float">
            <text:p>2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4]" office:value-type="float" office:value="3" calcext:value-type="float">
            <text:p>3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5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6]" office:value-type="float" office:value="1.9" calcext:value-type="float">
            <text:p>1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7]" office:value-type="float" office:value="0.9" calcext:value-type="float">
            <text:p>0.9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8]" office:value-type="float" office:value="2.5" calcext:value-type="float">
            <text:p>2.5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59]" office:value-type="float" office:value="1.4" calcext:value-type="float">
            <text:p>1.4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0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1]" office:value-type="float" office:value="3.2" calcext:value-type="float">
            <text:p>3.2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2]" office:value-type="float" office:value="153.7" calcext:value-type="float">
            <text:p>153.7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3]" office:value-type="float" office:value="14.6" calcext:value-type="float">
            <text:p>14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4]" office:value-type="float" office:value="16.6" calcext:value-type="float">
            <text:p>16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5]" office:value-type="float" office:value="21.1" calcext:value-type="float">
            <text:p>21.1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6]" office:value-type="float" office:value="1.3" calcext:value-type="float">
            <text:p>1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7]" office:value-type="float" office:value="0" calcext:value-type="float">
            <text:p>0.0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8]" office:value-type="float" office:value="0.6" calcext:value-type="float">
            <text:p>0.6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7" table:formula="of:=[.N69]" office:value-type="float" office:value="0.3" calcext:value-type="float">
            <text:p>0.300</text:p>
          </table:table-cell>
          <table:table-cell office:value-type="float" office:value="0.31" calcext:value-type="float">
            <text:p>0.3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table:number-columns-repeated="1013"/>
        </table:table-row>
        <table:table-row table:style-name="ro1" table:number-rows-repeated="10483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versions" table:style-name="ta1">
        <table:table-column table:style-name="co1" table:number-columns-repeated="2" table:default-cell-style-name="Default"/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Metric ton</text:p>
          </table:table-cell>
          <table:table-cell office:value-type="float" office:value="0.000453592" calcext:value-type="float">
            <text:p>0.000453592</text:p>
          </table:table-cell>
        </table:table-row>
        <table:table-row table:style-name="ro1">
          <table:table-cell office:value-type="string" calcext:value-type="string">
            <text:p>Pound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ight" table:style-name="ta1">
        <table:table-column table:style-name="co1" table:number-columns-repeated="4" table:default-cell-style-name="Default"/>
        <table:table-column table:style-name="co1" table:number-columns-repeated="3" table:default-cell-style-name="ce12"/>
        <table:table-row table:style-name="ro1">
          <table:table-cell table:number-columns-repeated="4"/>
          <table:table-cell table:style-name="Default" table:number-columns-repeated="3"/>
        </table:table-row>
        <table:table-row table:style-name="ro1">
          <table:table-cell table:number-columns-repeated="3"/>
          <table:table-cell office:value-type="string" calcext:value-type="string">
            <text:p>avg_ret_wts</text:p>
          </table:table-cell>
          <table:table-cell table:style-name="Default" office:value-type="string" calcext:value-type="string">
            <text:p>and in tonnes</text:p>
          </table:table-cell>
          <table:table-cell table:style-name="Default" table:number-columns-repeated="2"/>
        </table:table-row>
        <table:table-row table:style-name="ro1">
          <table:table-cell office:value-type="float" office:value="1978" calcext:value-type="float">
            <text:p>197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05" calcext:value-type="float">
            <text:p>4.25605</text:p>
          </table:table-cell>
          <table:table-cell table:formula="of:=[.B3]*[Conversions.$B$2]" office:value-type="float" office:value="0.0007484268" calcext:value-type="float">
            <text:p>0.000748427</text:p>
          </table:table-cell>
          <table:table-cell table:formula="of:=[.C3]*[Conversions.$B$2]" office:value-type="float" office:value="0.00116573144" calcext:value-type="float">
            <text:p>0.001165731</text:p>
          </table:table-cell>
          <table:table-cell table:formula="of:=[.D3]*[Conversions.$B$2]" office:value-type="float" office:value="0.0019305102316" calcext:value-type="float">
            <text:p>0.001930510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72336" calcext:value-type="float">
            <text:p>3.72336</text:p>
          </table:table-cell>
          <table:table-cell table:formula="of:=[.B4]*[Conversions.$B$2]" office:value-type="float" office:value="0.0007484268" calcext:value-type="float">
            <text:p>0.000748427</text:p>
          </table:table-cell>
          <table:table-cell table:formula="of:=[.C4]*[Conversions.$B$2]" office:value-type="float" office:value="0.00116573144" calcext:value-type="float">
            <text:p>0.001165731</text:p>
          </table:table-cell>
          <table:table-cell table:formula="of:=[.D4]*[Conversions.$B$2]" office:value-type="float" office:value="0.00168888630912" calcext:value-type="float">
            <text:p>0.001688886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3783" calcext:value-type="float">
            <text:p>4.23783</text:p>
          </table:table-cell>
          <table:table-cell table:formula="of:=[.B5]*[Conversions.$B$2]" office:value-type="float" office:value="0.0007484268" calcext:value-type="float">
            <text:p>0.000748427</text:p>
          </table:table-cell>
          <table:table-cell table:formula="of:=[.C5]*[Conversions.$B$2]" office:value-type="float" office:value="0.00116573144" calcext:value-type="float">
            <text:p>0.001165731</text:p>
          </table:table-cell>
          <table:table-cell table:formula="of:=[.D5]*[Conversions.$B$2]" office:value-type="float" office:value="0.00192224578536" calcext:value-type="float">
            <text:p>0.001922246</text:p>
          </table:table-cell>
        </table:table-row>
        <table:table-row table:style-name="ro1">
          <table:table-cell office:value-type="float" office:value="1981" calcext:value-type="float">
            <text:p>198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4019" calcext:value-type="float">
            <text:p>4.14019</text:p>
          </table:table-cell>
          <table:table-cell table:formula="of:=[.B6]*[Conversions.$B$2]" office:value-type="float" office:value="0.0007484268" calcext:value-type="float">
            <text:p>0.000748427</text:p>
          </table:table-cell>
          <table:table-cell table:formula="of:=[.C6]*[Conversions.$B$2]" office:value-type="float" office:value="0.00116573144" calcext:value-type="float">
            <text:p>0.001165731</text:p>
          </table:table-cell>
          <table:table-cell table:formula="of:=[.D6]*[Conversions.$B$2]" office:value-type="float" office:value="0.00187795706248" calcext:value-type="float">
            <text:p>0.001877957</text:p>
          </table:table-cell>
        </table:table-row>
        <table:table-row table:style-name="ro1">
          <table:table-cell office:value-type="float" office:value="1982" calcext:value-type="float">
            <text:p>198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396" calcext:value-type="float">
            <text:p>4.27396</text:p>
          </table:table-cell>
          <table:table-cell table:formula="of:=[.B7]*[Conversions.$B$2]" office:value-type="float" office:value="0.0007484268" calcext:value-type="float">
            <text:p>0.000748427</text:p>
          </table:table-cell>
          <table:table-cell table:formula="of:=[.C7]*[Conversions.$B$2]" office:value-type="float" office:value="0.00116573144" calcext:value-type="float">
            <text:p>0.001165731</text:p>
          </table:table-cell>
          <table:table-cell table:formula="of:=[.D7]*[Conversions.$B$2]" office:value-type="float" office:value="0.00193863406432" calcext:value-type="float">
            <text:p>0.001938634</text:p>
          </table:table-cell>
        </table:table-row>
        <table:table-row table:style-name="ro1">
          <table:table-cell office:value-type="float" office:value="1983" calcext:value-type="float">
            <text:p>198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57771" calcext:value-type="float">
            <text:p>4.57771</text:p>
          </table:table-cell>
          <table:table-cell table:formula="of:=[.B8]*[Conversions.$B$2]" office:value-type="float" office:value="0.0007484268" calcext:value-type="float">
            <text:p>0.000748427</text:p>
          </table:table-cell>
          <table:table-cell table:formula="of:=[.C8]*[Conversions.$B$2]" office:value-type="float" office:value="0.00116573144" calcext:value-type="float">
            <text:p>0.001165731</text:p>
          </table:table-cell>
          <table:table-cell table:formula="of:=[.D8]*[Conversions.$B$2]" office:value-type="float" office:value="0.00207641263432" calcext:value-type="float">
            <text:p>0.002076413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8731" calcext:value-type="float">
            <text:p>4.18731</text:p>
          </table:table-cell>
          <table:table-cell table:formula="of:=[.B9]*[Conversions.$B$2]" office:value-type="float" office:value="0.0007484268" calcext:value-type="float">
            <text:p>0.000748427</text:p>
          </table:table-cell>
          <table:table-cell table:formula="of:=[.C9]*[Conversions.$B$2]" office:value-type="float" office:value="0.00116573144" calcext:value-type="float">
            <text:p>0.001165731</text:p>
          </table:table-cell>
          <table:table-cell table:formula="of:=[.D9]*[Conversions.$B$2]" office:value-type="float" office:value="0.00189933031752" calcext:value-type="float">
            <text:p>0.001899330</text:p>
          </table:table-cell>
        </table:table-row>
        <table:table-row table:style-name="ro1">
          <table:table-cell office:value-type="float" office:value="1985" calcext:value-type="float">
            <text:p>198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665" calcext:value-type="float">
            <text:p>4.6665</text:p>
          </table:table-cell>
          <table:table-cell table:formula="of:=[.B10]*[Conversions.$B$2]" office:value-type="float" office:value="0.0007484268" calcext:value-type="float">
            <text:p>0.000748427</text:p>
          </table:table-cell>
          <table:table-cell table:formula="of:=[.C10]*[Conversions.$B$2]" office:value-type="float" office:value="0.00116573144" calcext:value-type="float">
            <text:p>0.001165731</text:p>
          </table:table-cell>
          <table:table-cell table:formula="of:=[.D10]*[Conversions.$B$2]" office:value-type="float" office:value="0.002116687068" calcext:value-type="float">
            <text:p>0.002116687</text:p>
          </table:table-cell>
        </table:table-row>
        <table:table-row table:style-name="ro1">
          <table:table-cell office:value-type="float" office:value="1986" calcext:value-type="float">
            <text:p>198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429" calcext:value-type="float">
            <text:p>4.27429</text:p>
          </table:table-cell>
          <table:table-cell table:formula="of:=[.B11]*[Conversions.$B$2]" office:value-type="float" office:value="0.0007484268" calcext:value-type="float">
            <text:p>0.000748427</text:p>
          </table:table-cell>
          <table:table-cell table:formula="of:=[.C11]*[Conversions.$B$2]" office:value-type="float" office:value="0.00116573144" calcext:value-type="float">
            <text:p>0.001165731</text:p>
          </table:table-cell>
          <table:table-cell table:formula="of:=[.D11]*[Conversions.$B$2]" office:value-type="float" office:value="0.00193878374968" calcext:value-type="float">
            <text:p>0.001938784</text:p>
          </table:table-cell>
        </table:table-row>
        <table:table-row table:style-name="ro1">
          <table:table-cell office:value-type="float" office:value="1987" calcext:value-type="float">
            <text:p>198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7645" calcext:value-type="float">
            <text:p>4.27645</text:p>
          </table:table-cell>
          <table:table-cell table:formula="of:=[.B12]*[Conversions.$B$2]" office:value-type="float" office:value="0.0007484268" calcext:value-type="float">
            <text:p>0.000748427</text:p>
          </table:table-cell>
          <table:table-cell table:formula="of:=[.C12]*[Conversions.$B$2]" office:value-type="float" office:value="0.00116573144" calcext:value-type="float">
            <text:p>0.001165731</text:p>
          </table:table-cell>
          <table:table-cell table:formula="of:=[.D12]*[Conversions.$B$2]" office:value-type="float" office:value="0.0019397635084" calcext:value-type="float">
            <text:p>0.001939764</text:p>
          </table:table-cell>
        </table:table-row>
        <table:table-row table:style-name="ro1">
          <table:table-cell office:value-type="float" office:value="1988" calcext:value-type="float">
            <text:p>198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5" calcext:value-type="float">
            <text:p>4.125</text:p>
          </table:table-cell>
          <table:table-cell table:formula="of:=[.B13]*[Conversions.$B$2]" office:value-type="float" office:value="0.0007484268" calcext:value-type="float">
            <text:p>0.000748427</text:p>
          </table:table-cell>
          <table:table-cell table:formula="of:=[.C13]*[Conversions.$B$2]" office:value-type="float" office:value="0.00116573144" calcext:value-type="float">
            <text:p>0.001165731</text:p>
          </table:table-cell>
          <table:table-cell table:formula="of:=[.D13]*[Conversions.$B$2]" office:value-type="float" office:value="0.001871067" calcext:value-type="float">
            <text:p>0.001871067</text:p>
          </table:table-cell>
        </table:table-row>
        <table:table-row table:style-name="ro1">
          <table:table-cell office:value-type="float" office:value="1989" calcext:value-type="float">
            <text:p>198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0549" calcext:value-type="float">
            <text:p>4.40549</text:p>
          </table:table-cell>
          <table:table-cell table:formula="of:=[.B14]*[Conversions.$B$2]" office:value-type="float" office:value="0.0007484268" calcext:value-type="float">
            <text:p>0.000748427</text:p>
          </table:table-cell>
          <table:table-cell table:formula="of:=[.C14]*[Conversions.$B$2]" office:value-type="float" office:value="0.00116573144" calcext:value-type="float">
            <text:p>0.001165731</text:p>
          </table:table-cell>
          <table:table-cell table:formula="of:=[.D14]*[Conversions.$B$2]" office:value-type="float" office:value="0.00199829502008" calcext:value-type="float">
            <text:p>0.001998295</text:p>
          </table:table-cell>
        </table:table-row>
        <table:table-row table:style-name="ro1">
          <table:table-cell office:value-type="float" office:value="1990" calcext:value-type="float">
            <text:p>199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2357" calcext:value-type="float">
            <text:p>4.12357</text:p>
          </table:table-cell>
          <table:table-cell table:formula="of:=[.B15]*[Conversions.$B$2]" office:value-type="float" office:value="0.0007484268" calcext:value-type="float">
            <text:p>0.000748427</text:p>
          </table:table-cell>
          <table:table-cell table:formula="of:=[.C15]*[Conversions.$B$2]" office:value-type="float" office:value="0.00116573144" calcext:value-type="float">
            <text:p>0.001165731</text:p>
          </table:table-cell>
          <table:table-cell table:formula="of:=[.D15]*[Conversions.$B$2]" office:value-type="float" office:value="0.00187041836344" calcext:value-type="float">
            <text:p>0.001870418</text:p>
          </table:table-cell>
        </table:table-row>
        <table:table-row table:style-name="ro1">
          <table:table-cell office:value-type="float" office:value="1991" calcext:value-type="float">
            <text:p>199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4182" calcext:value-type="float">
            <text:p>4.34182</text:p>
          </table:table-cell>
          <table:table-cell table:formula="of:=[.B16]*[Conversions.$B$2]" office:value-type="float" office:value="0.0007484268" calcext:value-type="float">
            <text:p>0.000748427</text:p>
          </table:table-cell>
          <table:table-cell table:formula="of:=[.C16]*[Conversions.$B$2]" office:value-type="float" office:value="0.00116573144" calcext:value-type="float">
            <text:p>0.001165731</text:p>
          </table:table-cell>
          <table:table-cell table:formula="of:=[.D16]*[Conversions.$B$2]" office:value-type="float" office:value="0.00196941481744" calcext:value-type="float">
            <text:p>0.001969415</text:p>
          </table:table-cell>
        </table:table-row>
        <table:table-row table:style-name="ro1">
          <table:table-cell office:value-type="float" office:value="1992" calcext:value-type="float">
            <text:p>199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48" calcext:value-type="float">
            <text:p>4.248</text:p>
          </table:table-cell>
          <table:table-cell table:formula="of:=[.B17]*[Conversions.$B$2]" office:value-type="float" office:value="0.0007484268" calcext:value-type="float">
            <text:p>0.000748427</text:p>
          </table:table-cell>
          <table:table-cell table:formula="of:=[.C17]*[Conversions.$B$2]" office:value-type="float" office:value="0.00116573144" calcext:value-type="float">
            <text:p>0.001165731</text:p>
          </table:table-cell>
          <table:table-cell table:formula="of:=[.D17]*[Conversions.$B$2]" office:value-type="float" office:value="0.001926858816" calcext:value-type="float">
            <text:p>0.001926859</text:p>
          </table:table-cell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5663" calcext:value-type="float">
            <text:p>4.45663</text:p>
          </table:table-cell>
          <table:table-cell table:formula="of:=[.B18]*[Conversions.$B$2]" office:value-type="float" office:value="0.0007484268" calcext:value-type="float">
            <text:p>0.000748427</text:p>
          </table:table-cell>
          <table:table-cell table:formula="of:=[.C18]*[Conversions.$B$2]" office:value-type="float" office:value="0.00116573144" calcext:value-type="float">
            <text:p>0.001165731</text:p>
          </table:table-cell>
          <table:table-cell table:formula="of:=[.D18]*[Conversions.$B$2]" office:value-type="float" office:value="0.00202149171496" calcext:value-type="float">
            <text:p>0.002021492</text:p>
          </table:table-cell>
        </table:table-row>
        <table:table-row table:style-name="ro1">
          <table:table-cell office:value-type="float" office:value="1994" calcext:value-type="float">
            <text:p>199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783" calcext:value-type="float">
            <text:p>4.25783</text:p>
          </table:table-cell>
          <table:table-cell table:formula="of:=[.B19]*[Conversions.$B$2]" office:value-type="float" office:value="0.0007484268" calcext:value-type="float">
            <text:p>0.000748427</text:p>
          </table:table-cell>
          <table:table-cell table:formula="of:=[.C19]*[Conversions.$B$2]" office:value-type="float" office:value="0.00116573144" calcext:value-type="float">
            <text:p>0.001165731</text:p>
          </table:table-cell>
          <table:table-cell table:formula="of:=[.D19]*[Conversions.$B$2]" office:value-type="float" office:value="0.00193131762536" calcext:value-type="float">
            <text:p>0.001931318</text:p>
          </table:table-cell>
        </table:table-row>
        <table:table-row table:style-name="ro1">
          <table:table-cell office:value-type="float" office:value="1995" calcext:value-type="float">
            <text:p>199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44101" calcext:value-type="float">
            <text:p>4.44101</text:p>
          </table:table-cell>
          <table:table-cell table:formula="of:=[.B20]*[Conversions.$B$2]" office:value-type="float" office:value="0.0007484268" calcext:value-type="float">
            <text:p>0.000748427</text:p>
          </table:table-cell>
          <table:table-cell table:formula="of:=[.C20]*[Conversions.$B$2]" office:value-type="float" office:value="0.00116573144" calcext:value-type="float">
            <text:p>0.001165731</text:p>
          </table:table-cell>
          <table:table-cell table:formula="of:=[.D20]*[Conversions.$B$2]" office:value-type="float" office:value="0.00201440660792" calcext:value-type="float">
            <text:p>0.002014407</text:p>
          </table:table-cell>
        </table:table-row>
        <table:table-row table:style-name="ro1">
          <table:table-cell office:value-type="float" office:value="1996" calcext:value-type="float">
            <text:p>199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5958" calcext:value-type="float">
            <text:p>4.35958</text:p>
          </table:table-cell>
          <table:table-cell table:formula="of:=[.B21]*[Conversions.$B$2]" office:value-type="float" office:value="0.0007484268" calcext:value-type="float">
            <text:p>0.000748427</text:p>
          </table:table-cell>
          <table:table-cell table:formula="of:=[.C21]*[Conversions.$B$2]" office:value-type="float" office:value="0.00116573144" calcext:value-type="float">
            <text:p>0.001165731</text:p>
          </table:table-cell>
          <table:table-cell table:formula="of:=[.D21]*[Conversions.$B$2]" office:value-type="float" office:value="0.00197747061136" calcext:value-type="float">
            <text:p>0.001977471</text:p>
          </table:table-cell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62805" calcext:value-type="float">
            <text:p>4.62805</text:p>
          </table:table-cell>
          <table:table-cell table:formula="of:=[.B22]*[Conversions.$B$2]" office:value-type="float" office:value="0.0007484268" calcext:value-type="float">
            <text:p>0.000748427</text:p>
          </table:table-cell>
          <table:table-cell table:formula="of:=[.C22]*[Conversions.$B$2]" office:value-type="float" office:value="0.00116573144" calcext:value-type="float">
            <text:p>0.001165731</text:p>
          </table:table-cell>
          <table:table-cell table:formula="of:=[.D22]*[Conversions.$B$2]" office:value-type="float" office:value="0.0020992464556" calcext:value-type="float">
            <text:p>0.002099246</text:p>
          </table:table-cell>
        </table:table-row>
        <table:table-row table:style-name="ro1">
          <table:table-cell office:value-type="float" office:value="1998" calcext:value-type="float">
            <text:p>199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37062" calcext:value-type="float">
            <text:p>4.37062</text:p>
          </table:table-cell>
          <table:table-cell table:formula="of:=[.B23]*[Conversions.$B$2]" office:value-type="float" office:value="0.0007484268" calcext:value-type="float">
            <text:p>0.000748427</text:p>
          </table:table-cell>
          <table:table-cell table:formula="of:=[.C23]*[Conversions.$B$2]" office:value-type="float" office:value="0.00116573144" calcext:value-type="float">
            <text:p>0.001165731</text:p>
          </table:table-cell>
          <table:table-cell table:formula="of:=[.D23]*[Conversions.$B$2]" office:value-type="float" office:value="0.00198247826704" calcext:value-type="float">
            <text:p>0.001982478</text:p>
          </table:table-cell>
        </table:table-row>
        <table:table-row table:style-name="ro1">
          <table:table-cell office:value-type="float" office:value="1999" calcext:value-type="float">
            <text:p>199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4]*[Conversions.$B$2]" office:value-type="float" office:value="0.0007484268" calcext:value-type="float">
            <text:p>0.000748427</text:p>
          </table:table-cell>
          <table:table-cell table:formula="of:=[.C24]*[Conversions.$B$2]" office:value-type="float" office:value="0.00116573144" calcext:value-type="float">
            <text:p>0.001165731</text:p>
          </table:table-cell>
          <table:table-cell table:formula="of:=[.D24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5]*[Conversions.$B$2]" office:value-type="float" office:value="0.0007484268" calcext:value-type="float">
            <text:p>0.000748427</text:p>
          </table:table-cell>
          <table:table-cell table:formula="of:=[.C25]*[Conversions.$B$2]" office:value-type="float" office:value="0.00116573144" calcext:value-type="float">
            <text:p>0.001165731</text:p>
          </table:table-cell>
          <table:table-cell table:formula="of:=[.D25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1" calcext:value-type="float">
            <text:p>200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6]*[Conversions.$B$2]" office:value-type="float" office:value="0.0007484268" calcext:value-type="float">
            <text:p>0.000748427</text:p>
          </table:table-cell>
          <table:table-cell table:formula="of:=[.C26]*[Conversions.$B$2]" office:value-type="float" office:value="0.00116573144" calcext:value-type="float">
            <text:p>0.001165731</text:p>
          </table:table-cell>
          <table:table-cell table:formula="of:=[.D26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2" calcext:value-type="float">
            <text:p>200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7]*[Conversions.$B$2]" office:value-type="float" office:value="0.0007484268" calcext:value-type="float">
            <text:p>0.000748427</text:p>
          </table:table-cell>
          <table:table-cell table:formula="of:=[.C27]*[Conversions.$B$2]" office:value-type="float" office:value="0.00116573144" calcext:value-type="float">
            <text:p>0.001165731</text:p>
          </table:table-cell>
          <table:table-cell table:formula="of:=[.D27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3" calcext:value-type="float">
            <text:p>200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8]*[Conversions.$B$2]" office:value-type="float" office:value="0.0007484268" calcext:value-type="float">
            <text:p>0.000748427</text:p>
          </table:table-cell>
          <table:table-cell table:formula="of:=[.C28]*[Conversions.$B$2]" office:value-type="float" office:value="0.00116573144" calcext:value-type="float">
            <text:p>0.001165731</text:p>
          </table:table-cell>
          <table:table-cell table:formula="of:=[.D2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29]*[Conversions.$B$2]" office:value-type="float" office:value="0.0007484268" calcext:value-type="float">
            <text:p>0.000748427</text:p>
          </table:table-cell>
          <table:table-cell table:formula="of:=[.C29]*[Conversions.$B$2]" office:value-type="float" office:value="0.00116573144" calcext:value-type="float">
            <text:p>0.001165731</text:p>
          </table:table-cell>
          <table:table-cell table:formula="of:=[.D29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5" calcext:value-type="float">
            <text:p>200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0]*[Conversions.$B$2]" office:value-type="float" office:value="0.0007484268" calcext:value-type="float">
            <text:p>0.000748427</text:p>
          </table:table-cell>
          <table:table-cell table:formula="of:=[.C30]*[Conversions.$B$2]" office:value-type="float" office:value="0.00116573144" calcext:value-type="float">
            <text:p>0.001165731</text:p>
          </table:table-cell>
          <table:table-cell table:formula="of:=[.D30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1]*[Conversions.$B$2]" office:value-type="float" office:value="0.0007484268" calcext:value-type="float">
            <text:p>0.000748427</text:p>
          </table:table-cell>
          <table:table-cell table:formula="of:=[.C31]*[Conversions.$B$2]" office:value-type="float" office:value="0.00116573144" calcext:value-type="float">
            <text:p>0.001165731</text:p>
          </table:table-cell>
          <table:table-cell table:formula="of:=[.D31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7" calcext:value-type="float">
            <text:p>2007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2]*[Conversions.$B$2]" office:value-type="float" office:value="0.0007484268" calcext:value-type="float">
            <text:p>0.000748427</text:p>
          </table:table-cell>
          <table:table-cell table:formula="of:=[.C32]*[Conversions.$B$2]" office:value-type="float" office:value="0.00116573144" calcext:value-type="float">
            <text:p>0.001165731</text:p>
          </table:table-cell>
          <table:table-cell table:formula="of:=[.D32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3]*[Conversions.$B$2]" office:value-type="float" office:value="0.0007484268" calcext:value-type="float">
            <text:p>0.000748427</text:p>
          </table:table-cell>
          <table:table-cell table:formula="of:=[.C33]*[Conversions.$B$2]" office:value-type="float" office:value="0.00116573144" calcext:value-type="float">
            <text:p>0.001165731</text:p>
          </table:table-cell>
          <table:table-cell table:formula="of:=[.D33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09" calcext:value-type="float">
            <text:p>2009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033" calcext:value-type="float">
            <text:p>4.17033</text:p>
          </table:table-cell>
          <table:table-cell table:formula="of:=[.B34]*[Conversions.$B$2]" office:value-type="float" office:value="0.0007484268" calcext:value-type="float">
            <text:p>0.000748427</text:p>
          </table:table-cell>
          <table:table-cell table:formula="of:=[.C34]*[Conversions.$B$2]" office:value-type="float" office:value="0.00116573144" calcext:value-type="float">
            <text:p>0.001165731</text:p>
          </table:table-cell>
          <table:table-cell table:formula="of:=[.D34]*[Conversions.$B$2]" office:value-type="float" office:value="0.00189162832536" calcext:value-type="float">
            <text:p>0.001891628</text:p>
          </table:table-cell>
        </table:table-row>
        <table:table-row table:style-name="ro1">
          <table:table-cell office:value-type="float" office:value="2010" calcext:value-type="float">
            <text:p>2010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5889" calcext:value-type="float">
            <text:p>3.95889</text:p>
          </table:table-cell>
          <table:table-cell table:formula="of:=[.B35]*[Conversions.$B$2]" office:value-type="float" office:value="0.0007484268" calcext:value-type="float">
            <text:p>0.000748427</text:p>
          </table:table-cell>
          <table:table-cell table:formula="of:=[.C35]*[Conversions.$B$2]" office:value-type="float" office:value="0.00116573144" calcext:value-type="float">
            <text:p>0.001165731</text:p>
          </table:table-cell>
          <table:table-cell table:formula="of:=[.D35]*[Conversions.$B$2]" office:value-type="float" office:value="0.00179572083288" calcext:value-type="float">
            <text:p>0.001795721</text:p>
          </table:table-cell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01928" calcext:value-type="float">
            <text:p>4.01928</text:p>
          </table:table-cell>
          <table:table-cell table:formula="of:=[.B36]*[Conversions.$B$2]" office:value-type="float" office:value="0.0007484268" calcext:value-type="float">
            <text:p>0.000748427</text:p>
          </table:table-cell>
          <table:table-cell table:formula="of:=[.C36]*[Conversions.$B$2]" office:value-type="float" office:value="0.00116573144" calcext:value-type="float">
            <text:p>0.001165731</text:p>
          </table:table-cell>
          <table:table-cell table:formula="of:=[.D36]*[Conversions.$B$2]" office:value-type="float" office:value="0.00182311325376" calcext:value-type="float">
            <text:p>0.001823113</text:p>
          </table:table-cell>
        </table:table-row>
        <table:table-row table:style-name="ro1">
          <table:table-cell office:value-type="float" office:value="2012" calcext:value-type="float">
            <text:p>2012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3.98471" calcext:value-type="float">
            <text:p>3.98471</text:p>
          </table:table-cell>
          <table:table-cell table:formula="of:=[.B37]*[Conversions.$B$2]" office:value-type="float" office:value="0.0007484268" calcext:value-type="float">
            <text:p>0.000748427</text:p>
          </table:table-cell>
          <table:table-cell table:formula="of:=[.C37]*[Conversions.$B$2]" office:value-type="float" office:value="0.00116573144" calcext:value-type="float">
            <text:p>0.001165731</text:p>
          </table:table-cell>
          <table:table-cell table:formula="of:=[.D37]*[Conversions.$B$2]" office:value-type="float" office:value="0.00180743257832" calcext:value-type="float">
            <text:p>0.001807433</text:p>
          </table:table-cell>
        </table:table-row>
        <table:table-row table:style-name="ro1">
          <table:table-cell office:value-type="float" office:value="2013" calcext:value-type="float">
            <text:p>2013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38]*[Conversions.$B$2]" office:value-type="float" office:value="0.0007484268" calcext:value-type="float">
            <text:p>0.000748427</text:p>
          </table:table-cell>
          <table:table-cell table:formula="of:=[.C38]*[Conversions.$B$2]" office:value-type="float" office:value="0.00116573144" calcext:value-type="float">
            <text:p>0.001165731</text:p>
          </table:table-cell>
          <table:table-cell table:formula="of:=[.D38]*[Conversions.$B$2]" office:value-type="float" office:value="0.00193093207216" calcext:value-type="float">
            <text:p>0.001930932</text:p>
          </table:table-cell>
        </table:table-row>
        <table:table-row table:style-name="ro1">
          <table:table-cell office:value-type="float" office:value="2014" calcext:value-type="float">
            <text:p>2014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17694" calcext:value-type="float">
            <text:p>4.17694</text:p>
          </table:table-cell>
          <table:table-cell table:formula="of:=[.B39]*[Conversions.$B$2]" office:value-type="float" office:value="0.0007484268" calcext:value-type="float">
            <text:p>0.000748427</text:p>
          </table:table-cell>
          <table:table-cell table:formula="of:=[.C39]*[Conversions.$B$2]" office:value-type="float" office:value="0.00116573144" calcext:value-type="float">
            <text:p>0.001165731</text:p>
          </table:table-cell>
          <table:table-cell table:formula="of:=[.D39]*[Conversions.$B$2]" office:value-type="float" office:value="0.00189462656848" calcext:value-type="float">
            <text:p>0.001894627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office:value-type="float" office:value="1.65" calcext:value-type="float">
            <text:p>1.65</text:p>
          </table:table-cell>
          <table:table-cell office:value-type="float" office:value="2.57" calcext:value-type="float">
            <text:p>2.57</text:p>
          </table:table-cell>
          <table:table-cell office:value-type="float" office:value="4.25698" calcext:value-type="float">
            <text:p>4.25698</text:p>
          </table:table-cell>
          <table:table-cell table:formula="of:=[.B40]*[Conversions.$B$2]" office:value-type="float" office:value="0.0007484268" calcext:value-type="float">
            <text:p>0.000748427</text:p>
          </table:table-cell>
          <table:table-cell table:formula="of:=[.C40]*[Conversions.$B$2]" office:value-type="float" office:value="0.00116573144" calcext:value-type="float">
            <text:p>0.001165731</text:p>
          </table:table-cell>
          <table:table-cell table:formula="of:=[.D40]*[Conversions.$B$2]" office:value-type="float" office:value="0.00193093207216" calcext:value-type="float">
            <text:p>0.001930932</text:p>
          </table:table-cell>
        </table:table-row>
      </table:table>
      <table:table table:name="Sheet5" table:style-name="ta1">
        <table:shapes>
          <draw:frame draw:z-index="0" draw:style-name="gr1" draw:text-style-name="P1" svg:width="15.999cm" svg:height="8.999cm" svg:x="4.616cm" svg:y="1.454cm">
            <draw:object draw:notify-on-update-of-ranges="Sheet5.A4:Sheet5.A4 Sheet5.A5:Sheet5.A42 Sheet5.B4:Sheet5.B4 Sheet5.B5:Sheet5.B4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x_ts</text:p>
          </table:table-cell>
          <table:table-cell office:value-type="string" calcext:value-type="string">
            <text:p>X_ts</text:p>
          </table:table-cell>
        </table:table-row>
        <table:table-row table:style-name="ro1">
          <table:table-cell office:value-type="float" office:value="5.72592" calcext:value-type="float">
            <text:p>5.72592</text:p>
          </table:table-cell>
          <table:table-cell office:value-type="float" office:value="6.3666" calcext:value-type="float">
            <text:p>6.3666</text:p>
          </table:table-cell>
        </table:table-row>
        <table:table-row table:style-name="ro1">
          <table:table-cell office:value-type="float" office:value="7.14952" calcext:value-type="float">
            <text:p>7.14952</text:p>
          </table:table-cell>
          <table:table-cell office:value-type="float" office:value="8.06426" calcext:value-type="float">
            <text:p>8.06426</text:p>
          </table:table-cell>
        </table:table-row>
        <table:table-row table:style-name="ro1">
          <table:table-cell office:value-type="float" office:value="7.95916" calcext:value-type="float">
            <text:p>7.95916</text:p>
          </table:table-cell>
          <table:table-cell office:value-type="float" office:value="9.50491" calcext:value-type="float">
            <text:p>9.50491</text:p>
          </table:table-cell>
        </table:table-row>
        <table:table-row table:style-name="ro1">
          <table:table-cell office:value-type="float" office:value="3.95956" calcext:value-type="float">
            <text:p>3.95956</text:p>
          </table:table-cell>
          <table:table-cell office:value-type="float" office:value="9.16318" calcext:value-type="float">
            <text:p>9.16318</text:p>
          </table:table-cell>
        </table:table-row>
        <table:table-row table:style-name="ro1">
          <table:table-cell office:value-type="float" office:value="9.98359" calcext:value-type="float">
            <text:p>9.98359</text:p>
          </table:table-cell>
          <table:table-cell office:value-type="float" office:value="8.03344" calcext:value-type="float">
            <text:p>8.03344</text:p>
          </table:table-cell>
        </table:table-row>
        <table:table-row table:style-name="ro1">
          <table:table-cell office:value-type="float" office:value="6.05749" calcext:value-type="float">
            <text:p>6.05749</text:p>
          </table:table-cell>
          <table:table-cell office:value-type="float" office:value="5.68046" calcext:value-type="float">
            <text:p>5.68046</text:p>
          </table:table-cell>
        </table:table-row>
        <table:table-row table:style-name="ro1">
          <table:table-cell office:value-type="float" office:value="2.38324" calcext:value-type="float">
            <text:p>2.38324</text:p>
          </table:table-cell>
          <table:table-cell office:value-type="float" office:value="3.5992" calcext:value-type="float">
            <text:p>3.5992</text:p>
          </table:table-cell>
        </table:table-row>
        <table:table-row table:style-name="ro1">
          <table:table-cell office:value-type="float" office:value="1.87207" calcext:value-type="float">
            <text:p>1.87207</text:p>
          </table:table-cell>
          <table:table-cell office:value-type="float" office:value="3.10196" calcext:value-type="float">
            <text:p>3.10196</text:p>
          </table:table-cell>
        </table:table-row>
        <table:table-row table:style-name="ro1">
          <table:table-cell office:value-type="float" office:value="1.02514" calcext:value-type="float">
            <text:p>1.02514</text:p>
          </table:table-cell>
          <table:table-cell office:value-type="float" office:value="3.43624" calcext:value-type="float">
            <text:p>3.43624</text:p>
          </table:table-cell>
        </table:table-row>
        <table:table-row table:style-name="ro1">
          <table:table-cell office:value-type="float" office:value="1.67103" calcext:value-type="float">
            <text:p>1.67103</text:p>
          </table:table-cell>
          <table:table-cell office:value-type="float" office:value="3.88893" calcext:value-type="float">
            <text:p>3.88893</text:p>
          </table:table-cell>
        </table:table-row>
        <table:table-row table:style-name="ro1">
          <table:table-cell office:value-type="float" office:value="2.1825" calcext:value-type="float">
            <text:p>2.1825</text:p>
          </table:table-cell>
          <table:table-cell office:value-type="float" office:value="4.13408" calcext:value-type="float">
            <text:p>4.13408</text:p>
          </table:table-cell>
        </table:table-row>
        <table:table-row table:style-name="ro1">
          <table:table-cell office:value-type="float" office:value="5.10854" calcext:value-type="float">
            <text:p>5.10854</text:p>
          </table:table-cell>
          <table:table-cell office:value-type="float" office:value="4.95304" calcext:value-type="float">
            <text:p>4.95304</text:p>
          </table:table-cell>
        </table:table-row>
        <table:table-row table:style-name="ro1">
          <table:table-cell office:value-type="float" office:value="4.42206" calcext:value-type="float">
            <text:p>4.42206</text:p>
          </table:table-cell>
          <table:table-cell office:value-type="float" office:value="5.04298" calcext:value-type="float">
            <text:p>5.04298</text:p>
          </table:table-cell>
        </table:table-row>
        <table:table-row table:style-name="ro1">
          <table:table-cell office:value-type="float" office:value="5.04582" calcext:value-type="float">
            <text:p>5.04582</text:p>
          </table:table-cell>
          <table:table-cell office:value-type="float" office:value="5.5073" calcext:value-type="float">
            <text:p>5.5073</text:p>
          </table:table-cell>
        </table:table-row>
        <table:table-row table:style-name="ro1">
          <table:table-cell office:value-type="float" office:value="4.74633" calcext:value-type="float">
            <text:p>4.74633</text:p>
          </table:table-cell>
          <table:table-cell office:value-type="float" office:value="5.70687" calcext:value-type="float">
            <text:p>5.70687</text:p>
          </table:table-cell>
        </table:table-row>
        <table:table-row table:style-name="ro1">
          <table:table-cell office:value-type="float" office:value="6.62551" calcext:value-type="float">
            <text:p>6.62551</text:p>
          </table:table-cell>
          <table:table-cell office:value-type="float" office:value="6.20245" calcext:value-type="float">
            <text:p>6.20245</text:p>
          </table:table-cell>
        </table:table-row>
        <table:table-row table:style-name="ro1">
          <table:table-cell office:value-type="float" office:value="4.43766" calcext:value-type="float">
            <text:p>4.43766</text:p>
          </table:table-cell>
          <table:table-cell office:value-type="float" office:value="5.72787" calcext:value-type="float">
            <text:p>5.72787</text:p>
          </table:table-cell>
        </table:table-row>
        <table:table-row table:style-name="ro1">
          <table:table-cell office:value-type="float" office:value="3.95345" calcext:value-type="float">
            <text:p>3.95345</text:p>
          </table:table-cell>
          <table:table-cell office:value-type="float" office:value="5.24239" calcext:value-type="float">
            <text:p>5.24239</text:p>
          </table:table-cell>
        </table:table-row>
        <table:table-row table:style-name="ro1">
          <table:table-cell office:value-type="float" office:value="6.19308" calcext:value-type="float">
            <text:p>6.19308</text:p>
          </table:table-cell>
          <table:table-cell office:value-type="float" office:value="5.19841" calcext:value-type="float">
            <text:p>5.19841</text:p>
          </table:table-cell>
        </table:table-row>
        <table:table-row table:style-name="ro1">
          <table:table-cell office:value-type="float" office:value="7.18185" calcext:value-type="float">
            <text:p>7.18185</text:p>
          </table:table-cell>
          <table:table-cell office:value-type="float" office:value="4.59467" calcext:value-type="float">
            <text:p>4.59467</text:p>
          </table:table-cell>
        </table:table-row>
        <table:table-row table:style-name="ro1">
          <table:table-cell office:value-type="float" office:value="5.16974" calcext:value-type="float">
            <text:p>5.16974</text:p>
          </table:table-cell>
          <table:table-cell office:value-type="float" office:value="3.53043" calcext:value-type="float">
            <text:p>3.53043</text:p>
          </table:table-cell>
        </table:table-row>
        <table:table-row table:style-name="ro1">
          <table:table-cell office:value-type="float" office:value="1.00305" calcext:value-type="float">
            <text:p>1.00305</text:p>
          </table:table-cell>
          <table:table-cell office:value-type="float" office:value="1.36937" calcext:value-type="float">
            <text:p>1.36937</text:p>
          </table:table-cell>
        </table:table-row>
        <table:table-row table:style-name="ro1">
          <table:table-cell office:value-type="float" office:value="1.30669" calcext:value-type="float">
            <text:p>1.30669</text:p>
          </table:table-cell>
          <table:table-cell office:value-type="float" office:value="1.46955" calcext:value-type="float">
            <text:p>1.46955</text:p>
          </table:table-cell>
        </table:table-row>
        <table:table-row table:style-name="ro1">
          <table:table-cell office:value-type="float" office:value="1.85872" calcext:value-type="float">
            <text:p>1.85872</text:p>
          </table:table-cell>
          <table:table-cell office:value-type="float" office:value="1.5526" calcext:value-type="float">
            <text:p>1.5526</text:p>
          </table:table-cell>
        </table:table-row>
        <table:table-row table:style-name="ro1">
          <table:table-cell office:value-type="float" office:value="0.98052" calcext:value-type="float">
            <text:p>0.98052</text:p>
          </table:table-cell>
          <table:table-cell office:value-type="float" office:value="1.44938" calcext:value-type="float">
            <text:p>1.44938</text:p>
          </table:table-cell>
        </table:table-row>
        <table:table-row table:style-name="ro1">
          <table:table-cell office:value-type="float" office:value="1.19408" calcext:value-type="float">
            <text:p>1.19408</text:p>
          </table:table-cell>
          <table:table-cell office:value-type="float" office:value="1.523" calcext:value-type="float">
            <text:p>1.523</text:p>
          </table:table-cell>
        </table:table-row>
        <table:table-row table:style-name="ro1">
          <table:table-cell office:value-type="float" office:value="0.992963" calcext:value-type="float">
            <text:p>0.992963</text:p>
          </table:table-cell>
          <table:table-cell office:value-type="float" office:value="1.46899" calcext:value-type="float">
            <text:p>1.46899</text:p>
          </table:table-cell>
        </table:table-row>
        <table:table-row table:style-name="ro1">
          <table:table-cell office:value-type="float" office:value="1.13047" calcext:value-type="float">
            <text:p>1.13047</text:p>
          </table:table-cell>
          <table:table-cell office:value-type="float" office:value="1.66847" calcext:value-type="float">
            <text:p>1.66847</text:p>
          </table:table-cell>
        </table:table-row>
        <table:table-row table:style-name="ro1">
          <table:table-cell office:value-type="float" office:value="2.79833" calcext:value-type="float">
            <text:p>2.79833</text:p>
          </table:table-cell>
          <table:table-cell office:value-type="float" office:value="2.03318" calcext:value-type="float">
            <text:p>2.03318</text:p>
          </table:table-cell>
        </table:table-row>
        <table:table-row table:style-name="ro1">
          <table:table-cell office:value-type="float" office:value="5.72998" calcext:value-type="float">
            <text:p>5.72998</text:p>
          </table:table-cell>
          <table:table-cell office:value-type="float" office:value="2.17378" calcext:value-type="float">
            <text:p>2.17378</text:p>
          </table:table-cell>
        </table:table-row>
        <table:table-row table:style-name="ro1">
          <table:table-cell office:value-type="float" office:value="3.60895" calcext:value-type="float">
            <text:p>3.60895</text:p>
          </table:table-cell>
          <table:table-cell office:value-type="float" office:value="2.61593" calcext:value-type="float">
            <text:p>2.61593</text:p>
          </table:table-cell>
        </table:table-row>
        <table:table-row table:style-name="ro1">
          <table:table-cell office:value-type="float" office:value="5.14394" calcext:value-type="float">
            <text:p>5.14394</text:p>
          </table:table-cell>
          <table:table-cell office:value-type="float" office:value="2.93427" calcext:value-type="float">
            <text:p>2.93427</text:p>
          </table:table-cell>
        </table:table-row>
        <table:table-row table:style-name="ro1">
          <table:table-cell office:value-type="float" office:value="9.64846" calcext:value-type="float">
            <text:p>9.64846</text:p>
          </table:table-cell>
          <table:table-cell office:value-type="float" office:value="3.05941" calcext:value-type="float">
            <text:p>3.05941</text:p>
          </table:table-cell>
        </table:table-row>
        <table:table-row table:style-name="ro1">
          <table:table-cell office:value-type="float" office:value="8.26256" calcext:value-type="float">
            <text:p>8.26256</text:p>
          </table:table-cell>
          <table:table-cell office:value-type="float" office:value="2.85887" calcext:value-type="float">
            <text:p>2.85887</text:p>
          </table:table-cell>
        </table:table-row>
        <table:table-row table:style-name="ro1">
          <table:table-cell office:value-type="float" office:value="4.48343" calcext:value-type="float">
            <text:p>4.48343</text:p>
          </table:table-cell>
          <table:table-cell office:value-type="float" office:value="2.34509" calcext:value-type="float">
            <text:p>2.34509</text:p>
          </table:table-cell>
        </table:table-row>
        <table:table-row table:style-name="ro1">
          <table:table-cell office:value-type="float" office:value="1.59303" calcext:value-type="float">
            <text:p>1.59303</text:p>
          </table:table-cell>
          <table:table-cell office:value-type="float" office:value="2.04353" calcext:value-type="float">
            <text:p>2.04353</text:p>
          </table:table-cell>
        </table:table-row>
        <table:table-row table:style-name="ro1">
          <table:table-cell office:value-type="float" office:value="4.15952" calcext:value-type="float">
            <text:p>4.15952</text:p>
          </table:table-cell>
          <table:table-cell office:value-type="float" office:value="2.12891" calcext:value-type="float">
            <text:p>2.12891</text:p>
          </table:table-cell>
        </table:table-row>
        <table:table-row table:style-name="ro1">
          <table:table-cell office:value-type="float" office:value="4.24019" calcext:value-type="float">
            <text:p>4.24019</text:p>
          </table:table-cell>
          <table:table-cell office:value-type="float" office:value="2.05187" calcext:value-type="float">
            <text:p>2.05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8">
      <number:number number:decimal-places="8" number:min-integer-digits="1"/>
    </number:number-style>
    <number:number-style style:name="N109">
      <number:number number:decimal-places="9" number:min-integer-digits="1"/>
    </number:number-style>
    <number:number-style style:name="N110">
      <number:number number:decimal-places="10" number:min-integer-digits="1"/>
    </number:number-style>
    <number:number-style style:name="N111">
      <number:number number:decimal-places="11" number:min-integer-digits="1"/>
    </number:number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6" number:min-integer-digits="1"/>
    </number:number-style>
    <number:number-style style:name="N116">
      <number:number number:decimal-places="7" number:min-integer-digits="1"/>
    </number:number-style>
    <number:number-style style:name="N117">
      <number:number number:decimal-places="5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1">0000-00-00</text:date>, <text:time style:data-style-name="N2" text:time-value="11:54:54.1548421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10T12:05:01.726395473</meta:creation-date>
    <dc:date>2016-05-11T14:25:26.147394092</dc:date>
    <meta:editing-duration>PT17H38M7S</meta:editing-duration>
    <meta:editing-cycles>26</meta:editing-cycles>
    <meta:generator>LibreOffice/4.2.8.2$Linux_X86_64 LibreOffice_project/420m0$Build-2</meta:generator>
    <meta:document-statistic meta:table-count="5" meta:cell-count="35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942cm" svg:y="3.952cm" style:legend-expansion="high" chart:style-name="ch2"/>
        <chart:plot-area chart:style-name="ch3" table:cell-range-address="Sheet5.A4:Sheet5.B42" chart:data-source-has-labels="row" svg:x="0.32cm" svg:y="0.18cm" svg:width="13.302cm" svg:height="8.64cm">
          <chartooo:coordinate-region svg:x="0.941cm" svg:y="0.379cm" svg:width="12.494cm" svg:height="7.39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5.A5:Sheet5.A42" chart:label-cell-address="Sheet5.A4:Sheet5.A4" chart:class="chart:line">
            <chart:data-point chart:repeated="38"/>
          </chart:series>
          <chart:series chart:style-name="ch7" chart:values-cell-range-address="Sheet5.B5:Sheet5.B42" chart:label-cell-address="Sheet5.B4:Sheet5.B4" chart:class="chart:line">
            <chart:data-point chart:repeated="38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x_ts</text:p>
                <draw:g>
                  <svg:desc>Sheet5.A4:Sheet5.A4</svg:desc>
                </draw:g>
              </table:table-cell>
              <table:table-cell office:value-type="string">
                <text:p>X_ts</text:p>
                <draw:g>
                  <svg:desc>Sheet5.B4:Sheet5.B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.72592">
                <text:p>5.72592</text:p>
                <draw:g>
                  <svg:desc>Sheet5.A5:Sheet5.A42</svg:desc>
                </draw:g>
              </table:table-cell>
              <table:table-cell office:value-type="float" office:value="6.3666">
                <text:p>6.3666</text:p>
                <draw:g>
                  <svg:desc>Sheet5.B5:Sheet5.B4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14952">
                <text:p>7.14952</text:p>
              </table:table-cell>
              <table:table-cell office:value-type="float" office:value="8.06426">
                <text:p>8.064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.95916">
                <text:p>7.95916</text:p>
              </table:table-cell>
              <table:table-cell office:value-type="float" office:value="9.50491">
                <text:p>9.504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95956">
                <text:p>3.95956</text:p>
              </table:table-cell>
              <table:table-cell office:value-type="float" office:value="9.16318">
                <text:p>9.1631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.98359">
                <text:p>9.98359</text:p>
              </table:table-cell>
              <table:table-cell office:value-type="float" office:value="8.03344">
                <text:p>8.0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.05749">
                <text:p>6.05749</text:p>
              </table:table-cell>
              <table:table-cell office:value-type="float" office:value="5.68046">
                <text:p>5.680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38324">
                <text:p>2.38324</text:p>
              </table:table-cell>
              <table:table-cell office:value-type="float" office:value="3.5992">
                <text:p>3.59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87207">
                <text:p>1.87207</text:p>
              </table:table-cell>
              <table:table-cell office:value-type="float" office:value="3.10196">
                <text:p>3.1019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.02514">
                <text:p>1.02514</text:p>
              </table:table-cell>
              <table:table-cell office:value-type="float" office:value="3.43624">
                <text:p>3.436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.67103">
                <text:p>1.67103</text:p>
              </table:table-cell>
              <table:table-cell office:value-type="float" office:value="3.88893">
                <text:p>3.888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1825">
                <text:p>2.1825</text:p>
              </table:table-cell>
              <table:table-cell office:value-type="float" office:value="4.13408">
                <text:p>4.1340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10854">
                <text:p>5.10854</text:p>
              </table:table-cell>
              <table:table-cell office:value-type="float" office:value="4.95304">
                <text:p>4.9530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.42206">
                <text:p>4.42206</text:p>
              </table:table-cell>
              <table:table-cell office:value-type="float" office:value="5.04298">
                <text:p>5.042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04582">
                <text:p>5.04582</text:p>
              </table:table-cell>
              <table:table-cell office:value-type="float" office:value="5.5073">
                <text:p>5.50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74633">
                <text:p>4.74633</text:p>
              </table:table-cell>
              <table:table-cell office:value-type="float" office:value="5.70687">
                <text:p>5.706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.62551">
                <text:p>6.62551</text:p>
              </table:table-cell>
              <table:table-cell office:value-type="float" office:value="6.20245">
                <text:p>6.2024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43766">
                <text:p>4.43766</text:p>
              </table:table-cell>
              <table:table-cell office:value-type="float" office:value="5.72787">
                <text:p>5.727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95345">
                <text:p>3.95345</text:p>
              </table:table-cell>
              <table:table-cell office:value-type="float" office:value="5.24239">
                <text:p>5.2423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6.19308">
                <text:p>6.19308</text:p>
              </table:table-cell>
              <table:table-cell office:value-type="float" office:value="5.19841">
                <text:p>5.198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7.18185">
                <text:p>7.18185</text:p>
              </table:table-cell>
              <table:table-cell office:value-type="float" office:value="4.59467">
                <text:p>4.594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16974">
                <text:p>5.16974</text:p>
              </table:table-cell>
              <table:table-cell office:value-type="float" office:value="3.53043">
                <text:p>3.5304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00305">
                <text:p>1.00305</text:p>
              </table:table-cell>
              <table:table-cell office:value-type="float" office:value="1.36937">
                <text:p>1.3693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30669">
                <text:p>1.30669</text:p>
              </table:table-cell>
              <table:table-cell office:value-type="float" office:value="1.46955">
                <text:p>1.4695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85872">
                <text:p>1.85872</text:p>
              </table:table-cell>
              <table:table-cell office:value-type="float" office:value="1.5526">
                <text:p>1.55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98052">
                <text:p>0.98052</text:p>
              </table:table-cell>
              <table:table-cell office:value-type="float" office:value="1.44938">
                <text:p>1.4493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.19408">
                <text:p>1.19408</text:p>
              </table:table-cell>
              <table:table-cell office:value-type="float" office:value="1.523">
                <text:p>1.52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992963">
                <text:p>0.992963</text:p>
              </table:table-cell>
              <table:table-cell office:value-type="float" office:value="1.46899">
                <text:p>1.4689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.13047">
                <text:p>1.13047</text:p>
              </table:table-cell>
              <table:table-cell office:value-type="float" office:value="1.66847">
                <text:p>1.6684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9833">
                <text:p>2.79833</text:p>
              </table:table-cell>
              <table:table-cell office:value-type="float" office:value="2.03318">
                <text:p>2.0331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.72998">
                <text:p>5.72998</text:p>
              </table:table-cell>
              <table:table-cell office:value-type="float" office:value="2.17378">
                <text:p>2.173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60895">
                <text:p>3.60895</text:p>
              </table:table-cell>
              <table:table-cell office:value-type="float" office:value="2.61593">
                <text:p>2.615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.14394">
                <text:p>5.14394</text:p>
              </table:table-cell>
              <table:table-cell office:value-type="float" office:value="2.93427">
                <text:p>2.9342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.64846">
                <text:p>9.64846</text:p>
              </table:table-cell>
              <table:table-cell office:value-type="float" office:value="3.05941">
                <text:p>3.0594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8.26256">
                <text:p>8.26256</text:p>
              </table:table-cell>
              <table:table-cell office:value-type="float" office:value="2.85887">
                <text:p>2.858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48343">
                <text:p>4.48343</text:p>
              </table:table-cell>
              <table:table-cell office:value-type="float" office:value="2.34509">
                <text:p>2.3450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59303">
                <text:p>1.59303</text:p>
              </table:table-cell>
              <table:table-cell office:value-type="float" office:value="2.04353">
                <text:p>2.0435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.15952">
                <text:p>4.15952</text:p>
              </table:table-cell>
              <table:table-cell office:value-type="float" office:value="2.12891">
                <text:p>2.1289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.24019">
                <text:p>4.24019</text:p>
              </table:table-cell>
              <table:table-cell office:value-type="float" office:value="2.05187">
                <text:p>2.051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